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1.7313in" style:rel-column-width="16383*"/>
    </style:style>
    <style:style style:name="Table1.B" style:family="table-column">
      <style:table-column-properties style:column-width="5.1938in" style:rel-column-width="49151*"/>
    </style:style>
    <style:style style:name="Table2" style:family="table">
      <style:table-properties style:width="6.925in" style:rel-width="100%" table:align="left"/>
    </style:style>
    <style:style style:name="Table2.A" style:family="table-column">
      <style:table-column-properties style:column-width="1.7313in" style:rel-column-width="16383*"/>
    </style:style>
    <style:style style:name="Table2.B" style:family="table-column">
      <style:table-column-properties style:column-width="5.1938in" style:rel-column-width="49151*"/>
    </style:style>
    <style:style style:name="Table2.B1" style:family="table-cell">
      <style:table-cell-properties style:vertical-align="middle"/>
    </style:style>
    <style:style style:name="Table3" style:family="table">
      <style:table-properties style:width="6.925in" style:rel-width="100%" table:align="left"/>
    </style:style>
    <style:style style:name="Table3.A" style:family="table-column">
      <style:table-column-properties style:column-width="1.7313in" style:rel-column-width="16383*"/>
    </style:style>
    <style:style style:name="Table3.B" style:family="table-column">
      <style:table-column-properties style:column-width="5.1938in" style:rel-column-width="49151*"/>
    </style:style>
    <style:style style:name="Table3.B1" style:family="table-cell">
      <style:table-cell-properties style:vertical-align="middle"/>
    </style:style>
    <style:style style:name="Table4" style:family="table">
      <style:table-properties style:width="6.925in" style:rel-width="100%" table:align="left"/>
    </style:style>
    <style:style style:name="Table4.A" style:family="table-column">
      <style:table-column-properties style:column-width="1.7313in" style:rel-column-width="16383*"/>
    </style:style>
    <style:style style:name="Table4.B" style:family="table-column">
      <style:table-column-properties style:column-width="5.1938in" style:rel-column-width="49151*"/>
    </style:style>
    <style:style style:name="Table4.B1" style:family="table-cell">
      <style:table-cell-properties style:vertical-align="middle"/>
    </style:style>
    <style:style style:name="Table5" style:family="table">
      <style:table-properties style:width="6.925in" style:rel-width="100%" table:align="left"/>
    </style:style>
    <style:style style:name="Table5.A" style:family="table-column">
      <style:table-column-properties style:column-width="1.7313in" style:rel-column-width="16383*"/>
    </style:style>
    <style:style style:name="Table5.B" style:family="table-column">
      <style:table-column-properties style:column-width="5.1938in" style:rel-column-width="49151*"/>
    </style:style>
    <style:style style:name="Table5.B1" style:family="table-cell">
      <style:table-cell-properties style:vertical-align="middle"/>
    </style:style>
    <style:style style:name="Table5.A5" style:family="table-cell">
      <style:table-cell-properties fo:padding="0in" fo:border="none"/>
    </style:style>
    <style:style style:name="Table7" style:family="table">
      <style:table-properties style:width="6.925in" style:rel-width="100%" table:align="left"/>
    </style:style>
    <style:style style:name="Table7.A" style:family="table-column">
      <style:table-column-properties style:column-width="1.7313in" style:rel-column-width="16383*"/>
    </style:style>
    <style:style style:name="Table7.B" style:family="table-column">
      <style:table-column-properties style:column-width="3.5097in" style:rel-column-width="33215*"/>
    </style:style>
    <style:style style:name="Table7.C" style:family="table-column">
      <style:table-column-properties style:column-width="0.241in" style:rel-column-width="2280*"/>
    </style:style>
    <style:style style:name="Table7.I" style:family="table-column">
      <style:table-column-properties style:column-width="0.2382in" style:rel-column-width="2257*"/>
    </style:style>
    <style:style style:name="Table7.A1" style:family="table-cell">
      <style:table-cell-properties style:vertical-align="middle"/>
    </style:style>
    <style:style style:name="Table7.A4" style:family="table-cell">
      <style:table-cell-properties fo:background-color="transparent">
        <style:background-image/>
      </style:table-cell-properties>
    </style:style>
    <style:style style:name="Table6" style:family="table">
      <style:table-properties style:width="6.925in" style:rel-width="100%" table:align="left"/>
    </style:style>
    <style:style style:name="Table6.A" style:family="table-column">
      <style:table-column-properties style:column-width="5.2382in" style:rel-column-width="49571*"/>
    </style:style>
    <style:style style:name="Table6.B" style:family="table-column">
      <style:table-column-properties style:column-width="0.241in" style:rel-column-width="2280*"/>
    </style:style>
    <style:style style:name="Table6.H" style:family="table-column">
      <style:table-column-properties style:column-width="0.2417in" style:rel-column-width="2284*"/>
    </style:style>
    <style:style style:name="Table6.A1" style:family="table-cell">
      <style:table-cell-properties style:vertical-align="middle"/>
    </style:style>
    <style:style style:name="Table8" style:family="table">
      <style:table-properties style:width="6.925in" style:rel-width="100%" table:align="left"/>
    </style:style>
    <style:style style:name="Table8.A" style:family="table-column">
      <style:table-column-properties style:column-width="1.7306in" style:rel-column-width="16380*"/>
    </style:style>
    <style:style style:name="Table8.B" style:family="table-column">
      <style:table-column-properties style:column-width="5.1944in" style:rel-column-width="49154*"/>
    </style:style>
    <style:style style:name="Table8.A1" style:family="table-cell">
      <style:table-cell-properties style:vertical-align="middle"/>
    </style:style>
    <style:style style:name="Table8.A2" style:family="table-cell">
      <style:table-cell-properties fo:background-color="transparent">
        <style:background-image/>
      </style:table-cell-properties>
    </style:style>
    <style:style style:name="Table10" style:family="table">
      <style:table-properties style:width="6.925in" style:rel-width="100%" table:align="left"/>
    </style:style>
    <style:style style:name="Table10.A" style:family="table-column">
      <style:table-column-properties style:column-width="5.7111in" style:rel-column-width="54047*"/>
    </style:style>
    <style:style style:name="Table10.B" style:family="table-column">
      <style:table-column-properties style:column-width="0.2396in" style:rel-column-width="2267*"/>
    </style:style>
    <style:style style:name="Table10.D" style:family="table-column">
      <style:table-column-properties style:column-width="0.2444in" style:rel-column-width="2313*"/>
    </style:style>
    <style:style style:name="Table10.F" style:family="table-column">
      <style:table-column-properties style:column-width="0.2458in" style:rel-column-width="2328*"/>
    </style:style>
    <style:style style:name="Table10.A1" style:family="table-cell">
      <style:table-cell-properties fo:background-color="#cccccc">
        <style:background-image/>
      </style:table-cell-properties>
    </style:style>
    <style:style style:name="Table10.A2" style:family="table-cell">
      <style:table-cell-properties style:vertical-align="middle"/>
    </style:style>
    <style:style style:name="Table10.A3.1" style:family="table-column">
      <style:table-column-properties style:column-width="1.6694in" style:rel-column-width="15801*"/>
    </style:style>
    <style:style style:name="Table10.A3.2" style:family="table-column">
      <style:table-column-properties style:column-width="5.009in" style:rel-column-width="47406*"/>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11" style:family="table">
      <style:table-properties style:width="6.925in" style:rel-width="100%" table:align="left"/>
    </style:style>
    <style:style style:name="Table11.A" style:family="table-column">
      <style:table-column-properties style:column-width="5.725in" style:rel-column-width="54178*"/>
    </style:style>
    <style:style style:name="Table11.B" style:family="table-column">
      <style:table-column-properties style:column-width="0.2361in" style:rel-column-width="2234*"/>
    </style:style>
    <style:style style:name="Table11.D" style:family="table-column">
      <style:table-column-properties style:column-width="0.2417in" style:rel-column-width="2287*"/>
    </style:style>
    <style:style style:name="Table11.F" style:family="table-column">
      <style:table-column-properties style:column-width="0.2444in" style:rel-column-width="2315*"/>
    </style:style>
    <style:style style:name="Table11.A1" style:family="table-cell">
      <style:table-cell-properties style:vertical-align="middle"/>
    </style:style>
    <style:style style:name="Table11.A2.1" style:family="table-column">
      <style:table-column-properties style:column-width="1.6701in" style:rel-column-width="15805*"/>
    </style:style>
    <style:style style:name="Table11.A2.2" style:family="table-column">
      <style:table-column-properties style:column-width="5.0104in" style:rel-column-width="47415*"/>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size="2pt" style:font-size-asian="2pt" style:font-size-complex="2pt"/>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style="normal" fo:font-weight="normal" style:font-style-asian="normal" style:font-weight-asian="normal" style:font-style-complex="normal" style:font-weight-complex="normal"/>
    </style:style>
    <style:style style:name="P12" style:family="paragraph" style:parent-style-name="Code">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break-before="page"/>
      <style:text-properties fo:font-weight="normal" style:font-weight-asian="normal" style:font-weight-complex="normal"/>
    </style:style>
    <style:style style:name="P14" style:family="paragraph" style:parent-style-name="Standard">
      <style:paragraph-properties fo:text-align="justify" style:justify-single-word="false" fo:break-before="page"/>
      <style:text-properties fo:font-weight="normal" style:font-weight-asian="normal" style:font-weight-complex="normal"/>
    </style:style>
    <style:style style:name="P1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Nimbus Mono L"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utomated build system</text:p>
      <text:p text:style-name="P1"/>
      <text:p text:style-name="P1">eugennc<text:tab/><text:tab/><text:tab/><text:tab/><text:tab/><text:tab/><text:tab/><text:tab/><text:tab/><text:tab/>FastPathLogic, 2008</text:p>
      <text:p text:style-name="P4"><text:line-break/><text:tab/>The automated build system is intended to run the regression script(s) periodically, and to inform the team about its(their) status(es). This document explains its structure and some of the choices made, and provides a short tutorial that might be helpful if re-creating it.</text:p>
      <text:p text:style-name="P4"/>
      <text:p text:style-name="P4"/>
      <text:p text:style-name="P4"><text:tab/>Luntbuild is used to implement the automation process; it, according to a certain schedule, calls the regression scripts and wrappers, which in turn run as if they were launched manually ( i.e. are not aware of the context in which they are being run ). Some of the scripts are designed specifically to move and archive the reports provided by the regression scripts, after which they can be viewed and managed remotely. Also, luntbuild itself can be managed remotely, up to a certain degree.</text:p>
      <text:p text:style-name="P2"><text:span text:style-name="T1"><text:tab/>Luntbuild is an open-source, java-based program that runs in either apache tomcat or can launch a built-in instance of jetty to host itself. Its URL is </text:span><text:a xlink:type="simple" xlink:href="http://luntbuild.javaforge.com/"><text:span text:style-name="T1">http://luntbuild.javaforge.com/</text:span></text:a><text:span text:style-name="T1">. It is advised to host it on a specific, dedicated machine.</text:span></text:p>
      <text:p text:style-name="P4"/>
      <text:p text:style-name="P4"><text:tab/>Proper partitioning will help increase the speed and decrease the likelihood of errors and failures during automated build system operation.</text:p>
      <text:p text:style-name="P4"><text:tab/>In this case, we had at our disposal a 500 GB HDD and 2 GiB of RAM. The first 10 GiB were allocated for the operating system ( / ) on an ext3 filesystem ( for maximum interoperability while providing journaling ); 450 GB were used to store the logs, reports and back-ups of luntbuild and CSLC ( /storage/back-up ) on an xfs filesystem ( for maximum general performance ); 34 GB were used to hold a ReiserFS partition ( /srv/luntbuild/work/CSLC ) – used to hold the CSLC files during svn checkout and build; last was a 5 GiB linux-swap partition.</text:p>
      <text:p text:style-name="P4"><text:tab/>The ReiserFS partition deserves special notice: because it is used to hold many small, rapidly changing files ( source files and binary objects mainly ), this filesystem was chosen; due to the fact that ReiserFS seems more prone to errors ( and also because this filesystem will have much more requests than any other fs during checkout, build and testing ) it only holds a local copy of the SVN tree and temporary objects – no critical information. Also, in order to make it available for both run_regress and dist_regress to work on, without changing the scripts, it is mounted both in /srv/luntbuild/work/CSLC and /storage/users/dist_regress/repo1/cslc/.</text:p>
      <text:p text:style-name="P4"><text:tab/>Before installing Luntbuild, care should be taken that its prerequisites ( chiefly Java ) are being properly installed and up-to-date. Sometimes, outdated Java installations can cause problems, from luntbuild not running at all to, disconcertingly, sprouting specific or random errors. Usually, luntbuild's online manual provides good information, if sometimes outdated. This instance of luntbuild was installed using manual install ( in /srv/luntbuild ), and deployed using its own jetty server. Due to similar running prerequisites ( networking and lack of external config files ), a modified NTPD init script was used to schedule boot-time luntbuild start-up:</text:p>
      <text:p text:style-name="P4">#!/bin/bash </text:p>
      <text:p text:style-name="P10"># </text:p>
      <text:p text:style-name="P10"># Source function library. </text:p>
      <text:p text:style-name="P10">. /etc/init.d/functions </text:p>
      <text:p text:style-name="P10"/>
      <text:p text:style-name="P10"># Source networking configuration. </text:p>
      <text:p text:style-name="P10">. /etc/sysconfig/network </text:p>
      <text:p text:style-name="P10"/>
      <text:p text:style-name="P10">if [ -f /etc/sysconfig/luntbuild ];then </text:p>
      <text:p text:style-name="P10"><text:s text:c="8"/>. /etc/sysconfig/luntbuild </text:p>
      <text:p text:style-name="P10">fi </text:p>
      <text:p text:style-name="P10"/>
      <text:p text:style-name="P10">RETVAL=0 </text:p>
      <text:p text:style-name="P10">prog="/srv/luntbuild/bin/luntbuild.sh" </text:p>
      <text:p text:style-name="P10"/>
      <text:p text:style-name="P10"/>
      <text:p text:style-name="P10">start() { </text:p>
      <text:p text:style-name="P10"><text:s text:c="8"/># Check that networking is up. </text:p>
      <text:p text:style-name="P10"><text:s text:c="8"/>[ "$NETWORKING" = "no" ] &amp;&amp; exit 1 </text:p>
      <text:p text:style-name="P10"/>
      <text:p text:style-name="P10"><text:s text:c="8"/># Start daemons. </text:p>
      <text:p text:style-name="P10"><text:s text:c="8"/>echo -n $"Starting $prog: " </text:p>
      <text:p text:style-name="P10"><text:s text:c="8"/>daemon /srv/luntbuild/bin/luntbuild.sh &amp; </text:p>
      <text:p text:style-name="P10"><text:s text:c="8"/>RETVAL=$? </text:p>
      <text:p text:style-name="P10"><text:s text:c="8"/>touch /var/run/luntbuildjava.pid </text:p>
      <text:p text:style-name="P10"><text:s text:c="8"/>ps x -o pid,cmd:100 | grep -e 'java.*luntbuild' | grep -v grep | awk '{print $1}' &gt; /var/run/luntbuildjava.pid </text:p>
      <text:p text:style-name="P10"><text:s text:c="8"/>echo </text:p>
      <text:p text:style-name="P10"><text:s text:c="8"/>[ $RETVAL -eq 0 ] &amp;&amp; touch /var/lock/subsys/luntbuild </text:p>
      <text:p text:style-name="P10"><text:s text:c="8"/>return $RETVAL </text:p>
      <text:p text:style-name="P10">} </text:p>
      <text:p text:style-name="P10"/>
      <text:p text:style-name="P10">stop() { </text:p>
      <text:p text:style-name="P10"><text:s text:c="8"/>echo -n $"Shutting down $prog: " </text:p>
      <text:p text:style-name="P10"><text:s text:c="8"/>killall -9 luntbuild.sh </text:p>
      <text:p text:style-name="P10"><text:s text:c="8"/>kill -9 `cat /var/run/luntbuildjava.pid` </text:p>
      <text:p text:style-name="P10"><text:s text:c="8"/>rm /var/run/luntbuildjava.pid -f </text:p>
      <text:p text:style-name="P10"><text:s text:c="8"/>RETVAL=$? </text:p>
      <text:p text:style-name="P10"><text:s text:c="8"/>echo </text:p>
      <text:p text:style-name="P10"><text:s text:c="8"/>[ $RETVAL -eq 0 ] &amp;&amp; rm -f /var/lock/subsys/luntbuild </text:p>
      <text:p text:style-name="P10"><text:s text:c="8"/>return $RETVAL </text:p>
      <text:p text:style-name="P10">} </text:p>
      <text:p text:style-name="P10"># See how we were called. </text:p>
      <text:p text:style-name="P10">case "$1" in </text:p>
      <text:p text:style-name="P10"><text:s text:c="2"/>start) </text:p>
      <text:p text:style-name="P10"><text:s text:c="8"/>start </text:p>
      <text:p text:style-name="P10"><text:s text:c="8"/>;; </text:p>
      <text:p text:style-name="P10"><text:s text:c="2"/>stop) </text:p>
      <text:p text:style-name="P10"><text:s text:c="8"/>stop </text:p>
      <text:p text:style-name="P10"><text:s text:c="8"/>;; </text:p>
      <text:p text:style-name="P10"><text:s text:c="2"/>status) </text:p>
      <text:p text:style-name="P10"><text:s text:c="8"/>status luntbuild </text:p>
      <text:p text:style-name="P10"><text:s text:c="8"/>RETVAL=$? </text:p>
      <text:p text:style-name="P10"><text:s text:c="8"/>;; </text:p>
      <text:p text:style-name="P10"><text:s text:c="2"/>restart|reload) </text:p>
      <text:p text:style-name="P10"><text:s text:c="8"/>stop </text:p>
      <text:p text:style-name="P10"><text:s text:c="8"/>start </text:p>
      <text:p text:style-name="P10"><text:s text:c="8"/>RETVAL=$? </text:p>
      <text:p text:style-name="P10"><text:s text:c="8"/>;; </text:p>
      <text:p text:style-name="P10"><text:s text:c="2"/>condrestart) </text:p>
      <text:p text:style-name="P10"><text:s text:c="8"/>if [ -f /var/lock/subsys/luntbuild ]; then </text:p>
      <text:p text:style-name="P10"><text:s text:c="12"/>stop </text:p>
      <text:p text:style-name="P10"><text:s text:c="12"/>start </text:p>
      <text:p text:style-name="P10"><text:s text:c="12"/>RETVAL=$? </text:p>
      <text:p text:style-name="P10"><text:s text:c="8"/>fi </text:p>
      <text:p text:style-name="P10"><text:s text:c="8"/>;; </text:p>
      <text:p text:style-name="P10"><text:s text:c="2"/>*) </text:p>
      <text:p text:style-name="P10"><text:s text:c="8"/>echo $"Usage: $0 {start|stop|restart|condrestart|status}" </text:p>
      <text:p text:style-name="P10"><text:s text:c="8"/>RETVAL=3 </text:p>
      <text:p text:style-name="P10">esac </text:p>
      <text:p text:style-name="P10"/>
      <text:p text:style-name="P10">exit<text:tab/>$RETVAL <text:line-break/></text:p>
      <text:p text:style-name="P10"/>
      <text:p text:style-name="P3"><text:tab/>To manually start luntbuild, simply running /srv/luntbuild/bin/luntbuild.sh would do. This script can take hostname and port information <text:s/>e.g. /srv/luntbuild/bin/luntbuild.sh localhost 4000.</text:p>
      <text:p text:style-name="P4"><text:tab/>The stop-luntbuild.sh script shuts down luntbuild ( if host or port were customized during start-up, same information should be provided here e.g. /srv/luntbuild/bin/stop-luntbuild.sh localhost 4000 ). To stop luntbuild, simply accessing the localhost with a web browser at a specific port will suffice. The port is usually the start-up port +1 ( since default port is 4000, accessing port 4001 on the same machine would shut down luntbuild ). Therefore, the firewall should be configured to enforce the desired policy in this aspect ( e.g. blocking the port if remote web-based shut-down is undesired ).</text:p>
      <text:p text:style-name="P2"><text:span text:style-name="T1"><text:tab/>To access luntbuild, and to check if it is running, the address </text:span><text:a xlink:type="simple" xlink:href="http://localhost:4000/luntbuild"><text:span text:style-name="T1">http://localhost:4000/luntbuild</text:span></text:a><text:span text:style-name="T1"> would be used in the default case. Please note, that, if running luntbuild stand-alone, </text:span><text:a xlink:type="simple" xlink:href="http://localhost:4000/"><text:span text:style-name="T1">http://localhost:4000</text:span></text:a><text:span text:style-name="T1"> would point to a non-existing page, making jetty point to a default error page.</text:span></text:p>
      <text:p text:style-name="P4"><text:tab/>After accessing the page, a redirect would occur ( to the ./app.do page ). By default, this presents lunbuild's state read-only. Clicking the log-out button will then allow logging in as the administrator ( using the username luntbuild and the password chosen during install ).</text:p>
      <text:p text:style-name="P4"><text:tab/>On the administration tab, the choices to export and import projects and whole luntbuild configurations ( including any projects ) is presented.</text:p>
      <text:p text:style-name="P4"><text:tab/>The properties tab includes a few interesting configuration: Url to access luntbuild servlet, when configured properly, can be used to access luntbuild remotely from www, even if it is running on a local machine and only port 4000 is routed publicly.</text:p>
      <text:p text:style-name="P4"><text:tab/>Database backup file : is set, for CSLC, to /storage/back-up/database.xml ( the xfs partition ), and</text:p>
      <text:p text:style-name="P4"><text:tab/>Database backup cron expression : is set to 0 0 22 * * ? <text:s/>( 2200 hours of every day ).</text:p>
      <text:p text:style-name="P4"><text:tab/>Here appropriate notification engines can be provided authentication information ( e.g. E-mail notification by providing a server name, port, luntbuild username and password for the e-mail account etc ).</text:p>
      <text:p text:style-name="P4"><text:tab/>The users tab manages users in a very straight-forward way. Apart from providing access permissions, users can be used to specify notification groups.</text:p>
      <text:p text:style-name="P4"><text:tab/>The build tab provides an easy way to visualize builds, schedule and run statuses, to manage them ( enable schedule, disable schedule, trigger manually ) and check a list of all builds of a particular schedule.</text:p>
      <text:p text:style-name="P4"><text:tab/></text:p>
      <text:p text:style-name="P4"/>
      <text:p text:style-name="P4"/>
      <text:p text:style-name="P4"><text:tab/>The projects tab allows for creation, administration and deletion of projects, and, for the configuration of a project, is most important. Its sub-tabs of interest are:</text:p>
      <text:p text:style-name="P4"><text:tab/>VCS adaptors:<text:tab/>this allows setting a versioning system to use, from simple local file-tree to CVS, SVN and beyond.</text:p>
      <text:p text:style-name="P4"><text:tab/>The needed information is:</text:p>
      <text:p text:style-name="Code"><text:span text:style-name="T1"><text:tab/></text:span><text:span text:style-name="T1"><draw:frame draw:style-name="fr1" draw:name="graphics1" text:anchor-type="as-char" svg:width="0.1874in" svg:height="0.1874in" draw:z-index="0"><draw:image xlink:href="http://fpl64-14:4000/luntbuild/images/svn.jpg" xlink:type="simple" xlink:show="embed" xlink:actuate="onLoad"/></draw:frame></text:span><text:span text:style-name="T1"> Subversion     </text:span><text:span text:style-name="T1"><draw:a xlink:type="simple" xlink:href="http://fpl64-14:4000/luntbuild/app.do?service=direct/1/ProjectPage/vcsList.$DirectLink$0&amp;sp=0"><draw:frame draw:style-name="fr1" draw:name="graphics2" text:anchor-type="as-char" svg:width="0.1874in" svg:height="0.1874in" draw:z-index="1"><draw:image xlink:href="http://fpl64-14:4000/luntbuild/images/edit.gif" xlink:type="simple" xlink:show="embed" xlink:actuate="onLoad"/></draw:frame></draw:a></text:span><text:span text:style-name="T1"><draw:a xlink:type="simple" xlink:href="http://fpl64-14:4000/luntbuild/app.do?service=direct/1/ProjectPage/vcsList.$DirectLink$1&amp;sp=0"><draw:frame draw:style-name="fr1" draw:name="graphics3" text:anchor-type="as-char" svg:width="0.1874in" svg:height="0.1874in" draw:z-index="2"><draw:image xlink:href="http://fpl64-14:4000/luntbuild/images/copy.gif" xlink:type="simple" xlink:show="embed" xlink:actuate="onLoad"/></draw:frame></draw:a></text:span><text:span text:style-name="T1"><draw:a xlink:type="simple" xlink:href="http://fpl64-14:4000/luntbuild/app.do?service=direct/1/ProjectPage/vcsList.$DirectLink$2&amp;sp=0"><draw:frame draw:style-name="fr1" draw:name="graphics4" text:anchor-type="as-char" svg:width="0.1874in" svg:height="0.1874in" draw:z-index="3"><draw:image xlink:href="http://fpl64-14:4000/luntbuild/images/delete.gif" xlink:type="simple" xlink:show="embed" xlink:actuate="onLoad"/></draw:frame></draw:a></text:span></text:p>
      <table:table table:name="Table1" table:style-name="Table1">
        <table:table-column table:style-name="Table1.A"/>
        <table:table-column table:style-name="Table1.B"/>
        <table:table-row>
          <table:table-cell office:value-type="string">
            <text:p text:style-name="P8"><draw:frame draw:style-name="fr2" draw:name="graphics5" text:anchor-type="as-char" svg:width="0.1252in" svg:height="0.1146in" draw:z-index="4"><draw:image xlink:href="http://fpl64-14:4000/luntbuild/images/property.gif" xlink:type="simple" xlink:show="embed" xlink:actuate="onLoad"/></draw:frame> Repository url base </text:p>
          </table:table-cell>
          <table:table-cell office:value-type="string">
            <text:p text:style-name="P8">svn://build/TOT/fpl/cslc </text:p>
          </table:table-cell>
        </table:table-row>
        <table:table-row>
          <table:table-cell office:value-type="string">
            <text:p text:style-name="P8"><draw:frame draw:style-name="fr2" draw:name="graphics6" text:anchor-type="as-char" svg:width="0.1252in" svg:height="0.1146in" draw:z-index="5"><draw:image xlink:href="http://fpl64-14:4000/luntbuild/images/property.gif" xlink:type="simple" xlink:show="embed" xlink:actuate="onLoad"/></draw:frame> Repository layout </text:p>
          </table:table-cell>
          <table:table-cell office:value-type="string">
            <text:p text:style-name="P8">multiple </text:p>
          </table:table-cell>
        </table:table-row>
        <table:table-row>
          <table:table-cell office:value-type="string">
            <text:p text:style-name="P8"><draw:frame draw:style-name="fr2" draw:name="graphics7" text:anchor-type="as-char" svg:width="0.1252in" svg:height="0.1146in" draw:z-index="6"><draw:image xlink:href="http://fpl64-14:4000/luntbuild/images/property.gif" xlink:type="simple" xlink:show="embed" xlink:actuate="onLoad"/></draw:frame> Directory for trunk </text:p>
          </table:table-cell>
          <table:table-cell office:value-type="string">
            <text:p text:style-name="P9"/>
          </table:table-cell>
        </table:table-row>
        <table:table-row>
          <table:table-cell office:value-type="string">
            <text:p text:style-name="P8"><draw:frame draw:style-name="fr2" draw:name="graphics8" text:anchor-type="as-char" svg:width="0.1252in" svg:height="0.1146in" draw:z-index="7"><draw:image xlink:href="http://fpl64-14:4000/luntbuild/images/property.gif" xlink:type="simple" xlink:show="embed" xlink:actuate="onLoad"/></draw:frame> Directory for branches </text:p>
          </table:table-cell>
          <table:table-cell office:value-type="string">
            <text:p text:style-name="P9"/>
          </table:table-cell>
        </table:table-row>
        <table:table-row>
          <table:table-cell office:value-type="string">
            <text:p text:style-name="P8"><draw:frame draw:style-name="fr2" draw:name="graphics9" text:anchor-type="as-char" svg:width="0.1252in" svg:height="0.1146in" draw:z-index="8"><draw:image xlink:href="http://fpl64-14:4000/luntbuild/images/property.gif" xlink:type="simple" xlink:show="embed" xlink:actuate="onLoad"/></draw:frame> Directory for tags </text:p>
          </table:table-cell>
          <table:table-cell office:value-type="string">
            <text:p text:style-name="P9"/>
          </table:table-cell>
        </table:table-row>
        <table:table-row>
          <table:table-cell office:value-type="string">
            <text:p text:style-name="P8"><draw:frame draw:style-name="fr2" draw:name="graphics10" text:anchor-type="as-char" svg:width="0.1252in" svg:height="0.1146in" draw:z-index="9"><draw:image xlink:href="http://fpl64-14:4000/luntbuild/images/property.gif" xlink:type="simple" xlink:show="embed" xlink:actuate="onLoad"/></draw:frame> Username </text:p>
          </table:table-cell>
          <table:table-cell office:value-type="string">
            <text:p text:style-name="P8">&lt;USERNAME&gt;</text:p>
          </table:table-cell>
        </table:table-row>
        <table:table-row>
          <table:table-cell office:value-type="string">
            <text:p text:style-name="P8"><draw:frame draw:style-name="fr2" draw:name="graphics11" text:anchor-type="as-char" svg:width="0.1252in" svg:height="0.1146in" draw:z-index="10"><draw:image xlink:href="http://fpl64-14:4000/luntbuild/images/property.gif" xlink:type="simple" xlink:show="embed" xlink:actuate="onLoad"/></draw:frame> Password </text:p>
          </table:table-cell>
          <table:table-cell office:value-type="string">
            <text:p text:style-name="P8">******</text:p>
          </table:table-cell>
        </table:table-row>
        <table:table-row>
          <table:table-cell office:value-type="string">
            <text:p text:style-name="P8"><draw:frame draw:style-name="fr2" draw:name="graphics12" text:anchor-type="as-char" svg:width="0.1252in" svg:height="0.1146in" draw:z-index="11"><draw:image xlink:href="http://fpl64-14:4000/luntbuild/images/property.gif" xlink:type="simple" xlink:show="embed" xlink:actuate="onLoad"/></draw:frame> Web interface </text:p>
          </table:table-cell>
          <table:table-cell office:value-type="string">
            <text:p text:style-name="P9"/>
          </table:table-cell>
        </table:table-row>
        <table:table-row>
          <table:table-cell office:value-type="string">
            <text:p text:style-name="P8"><draw:frame draw:style-name="fr2" draw:name="graphics13" text:anchor-type="as-char" svg:width="0.1252in" svg:height="0.1146in" draw:z-index="12"><draw:image xlink:href="http://fpl64-14:4000/luntbuild/images/property.gif" xlink:type="simple" xlink:show="embed" xlink:actuate="onLoad"/></draw:frame> URL to web interface </text:p>
          </table:table-cell>
          <table:table-cell office:value-type="string">
            <text:p text:style-name="P9"/>
          </table:table-cell>
        </table:table-row>
        <table:table-row>
          <table:table-cell office:value-type="string">
            <text:p text:style-name="P8"><draw:frame draw:style-name="fr2" draw:name="graphics14" text:anchor-type="as-char" svg:width="0.1252in" svg:height="0.1146in" draw:z-index="13"><draw:image xlink:href="http://fpl64-14:4000/luntbuild/images/property.gif" xlink:type="simple" xlink:show="embed" xlink:actuate="onLoad"/></draw:frame> Quiet period </text:p>
          </table:table-cell>
          <table:table-cell office:value-type="string">
            <text:p text:style-name="P9"/>
          </table:table-cell>
        </table:table-row>
      </table:table>
      <text:p text:style-name="P10"/>
      <text:p text:style-name="P10"/>
      <text:p text:style-name="P3"><text:tab/>Builders: here the greatest quantity on information regarding the actual way to run the builds is collected.</text:p>
      <text:p text:style-name="P3"><text:tab/>For example, to build the Debug binary, the builder would look like this:</text:p>
      <text:p text:style-name="Standard"><text:span text:style-name="T1">Debug     </text:span><text:span text:style-name="T1"><draw:a xlink:type="simple" xlink:href="http://fpl64-14:4000/luntbuild/app.do?service=direct/1/ProjectPage/builderList.$DirectLink$0&amp;sp=1"><draw:frame draw:style-name="fr2" draw:name="graphics15" text:anchor-type="as-char" svg:width="0.1874in" svg:height="0.1874in" draw:z-index="14"><draw:image xlink:href="http://fpl64-14:4000/luntbuild/images/edit.gif" xlink:type="simple" xlink:show="embed" xlink:actuate="onLoad"/></draw:frame></draw:a></text:span><text:span text:style-name="T1"><draw:a xlink:type="simple" xlink:href="http://fpl64-14:4000/luntbuild/app.do?service=direct/1/ProjectPage/builderList.$DirectLink$1&amp;sp=1"><draw:frame draw:style-name="fr2" draw:name="graphics16" text:anchor-type="as-char" svg:width="0.1874in" svg:height="0.1874in" draw:z-index="15"><draw:image xlink:href="http://fpl64-14:4000/luntbuild/images/copy.gif" xlink:type="simple" xlink:show="embed" xlink:actuate="onLoad"/></draw:frame></draw:a></text:span><text:span text:style-name="T1"><draw:a xlink:type="simple" xlink:href="http://fpl64-14:4000/luntbuild/app.do?service=direct/1/ProjectPage/builderList.$DirectLink$2&amp;sp=1"><draw:frame draw:style-name="fr2" draw:name="graphics17" text:anchor-type="as-char" svg:width="0.1874in" svg:height="0.1874in" draw:z-index="16"><draw:image xlink:href="http://fpl64-14:4000/luntbuild/images/delete.gif" xlink:type="simple" xlink:show="embed" xlink:actuate="onLoad"/></draw:frame></draw:a></text:span></text:p>
      <table:table table:name="Table2" table:style-name="Table2">
        <table:table-column table:style-name="Table2.A"/>
        <table:table-column table:style-name="Table2.B"/>
        <table:table-row>
          <table:table-cell office:value-type="string">
            <text:p text:style-name="P8"><draw:frame draw:style-name="fr2" draw:name="graphics18" text:anchor-type="as-char" svg:width="0.2083in" svg:height="0.2083in" draw:z-index="17"><draw:image xlink:href="http://fpl64-14:4000/luntbuild/images/builder.gif" xlink:type="simple" xlink:show="embed" xlink:actuate="onLoad"/></draw:frame> Builder type</text:p>
          </table:table-cell>
          <table:table-cell table:style-name="Table2.B1" office:value-type="string">
            <text:p text:style-name="P8"><draw:frame draw:style-name="fr1" draw:name="graphics19" text:anchor-type="as-char" svg:width="0.302in" svg:height="0.1874in" draw:z-index="24"><draw:image xlink:href="http://fpl64-14:4000/luntbuild/images/ant.gif" xlink:type="simple" xlink:show="embed" xlink:actuate="onLoad"/></draw:frame> Ant builder</text:p>
          </table:table-cell>
        </table:table-row>
        <table:table-row>
          <table:table-cell office:value-type="string">
            <text:p text:style-name="P8"><draw:frame draw:style-name="fr2" draw:name="graphics20" text:anchor-type="as-char" svg:width="0.1252in" svg:height="0.1146in" draw:z-index="18"><draw:image xlink:href="http://fpl64-14:4000/luntbuild/images/property.gif" xlink:type="simple" xlink:show="embed" xlink:actuate="onLoad"/></draw:frame> Command to run Ant </text:p>
          </table:table-cell>
          <table:table-cell office:value-type="string">
            <text:p text:style-name="P8">/opt/tools/ant/bin/ant </text:p>
          </table:table-cell>
        </table:table-row>
        <table:table-row>
          <table:table-cell office:value-type="string">
            <text:p text:style-name="P8"><draw:frame draw:style-name="fr2" draw:name="graphics21" text:anchor-type="as-char" svg:width="0.1252in" svg:height="0.1146in" draw:z-index="19"><draw:image xlink:href="http://fpl64-14:4000/luntbuild/images/property.gif" xlink:type="simple" xlink:show="embed" xlink:actuate="onLoad"/></draw:frame> Build script path </text:p>
          </table:table-cell>
          <table:table-cell office:value-type="string">
            <text:p text:style-name="P8">/srv/luntbuild/work/CSLC/trunk/src/build.xml </text:p>
          </table:table-cell>
        </table:table-row>
        <table:table-row>
          <table:table-cell office:value-type="string">
            <text:p text:style-name="P8"><draw:frame draw:style-name="fr2" draw:name="graphics22" text:anchor-type="as-char" svg:width="0.1252in" svg:height="0.1146in" draw:z-index="20"><draw:image xlink:href="http://fpl64-14:4000/luntbuild/images/property.gif" xlink:type="simple" xlink:show="embed" xlink:actuate="onLoad"/></draw:frame> Build targets </text:p>
          </table:table-cell>
          <table:table-cell office:value-type="string">
            <text:p text:style-name="P8">debug </text:p>
          </table:table-cell>
        </table:table-row>
        <table:table-row>
          <table:table-cell office:value-type="string">
            <text:p text:style-name="P8"><draw:frame draw:style-name="fr2" draw:name="graphics23" text:anchor-type="as-char" svg:width="0.1252in" svg:height="0.1146in" draw:z-index="21"><draw:image xlink:href="http://fpl64-14:4000/luntbuild/images/property.gif" xlink:type="simple" xlink:show="embed" xlink:actuate="onLoad"/></draw:frame> Build properties </text:p>
          </table:table-cell>
          <table:table-cell office:value-type="string">
            <text:p text:style-name="P8">buildVersion="${build.version}"<text:line-break/>artifactsDir="${build.artifactsDir}"<text:line-break/>buildDate="${build.startDate}"<text:line-break/>junitHtmlReportDir="${build.getReportUrl("JUnit")}" </text:p>
          </table:table-cell>
        </table:table-row>
        <table:table-row>
          <table:table-cell office:value-type="string">
            <text:p text:style-name="P8"><draw:frame draw:style-name="fr2" draw:name="graphics24" text:anchor-type="as-char" svg:width="0.1252in" svg:height="0.1146in" draw:z-index="22"><draw:image xlink:href="http://fpl64-14:4000/luntbuild/images/property.gif" xlink:type="simple" xlink:show="embed" xlink:actuate="onLoad"/></draw:frame> Environment variables </text:p>
          </table:table-cell>
          <table:table-cell office:value-type="string">
            <text:p text:style-name="P8">JAVA_HOME=/usr/java/jdk1.5.0_12 </text:p>
          </table:table-cell>
        </table:table-row>
        <table:table-row>
          <table:table-cell office:value-type="string">
            <text:p text:style-name="P8"><draw:frame draw:style-name="fr2" draw:name="graphics25" text:anchor-type="as-char" svg:width="0.1252in" svg:height="0.1146in" draw:z-index="23"><draw:image xlink:href="http://fpl64-14:4000/luntbuild/images/property.gif" xlink:type="simple" xlink:show="embed" xlink:actuate="onLoad"/></draw:frame> Build success condition </text:p>
          </table:table-cell>
          <table:table-cell office:value-type="string">
            <text:p text:style-name="P8">result==0 and builderLogContainsLine("BUILD SUCCESSFUL")</text:p>
          </table:table-cell>
        </table:table-row>
      </table:table>
      <text:p text:style-name="P10"/>
      <text:p text:style-name="P4"/>
      <text:p text:style-name="P4"><text:tab/>After checking out the SVN tree locally and building the desired binary, running a series of tests will provide information about the status of the software and signal possible regressions. The two perl scripts that test CSLC for regressions are run_regress.pl and ssh_dist_regress.pl. The first is local, the second distributed.</text:p>
      <text:p text:style-name="P4"><text:tab/>To check the Golden Suite for regressions locally ( and also perform valgrind-assisted memory-checking ) a builder might look like: </text:p>
      <text:p text:style-name="P4"/>
      <text:p text:style-name="P4"/>
      <text:p text:style-name="P4"/>
      <text:p text:style-name="P4"/>
      <text:p text:style-name="Standard"><text:span text:style-name="T1">Valgrind CSL Regression     </text:span><text:span text:style-name="T1"><draw:a xlink:type="simple" xlink:href="http://fpl64-14:4000/luntbuild/app.do?service=direct/1/ProjectPage/builderList.$DirectLink$0&amp;sp=21"><draw:frame draw:style-name="fr2" draw:name="graphics26" text:anchor-type="as-char" svg:width="0.1874in" svg:height="0.1874in" draw:z-index="25"><draw:image xlink:href="http://fpl64-14:4000/luntbuild/images/edit.gif" xlink:type="simple" xlink:show="embed" xlink:actuate="onLoad"/></draw:frame></draw:a></text:span><text:span text:style-name="T1"><draw:a xlink:type="simple" xlink:href="http://fpl64-14:4000/luntbuild/app.do?service=direct/1/ProjectPage/builderList.$DirectLink$1&amp;sp=21"><draw:frame draw:style-name="fr2" draw:name="graphics27" text:anchor-type="as-char" svg:width="0.1874in" svg:height="0.1874in" draw:z-index="26"><draw:image xlink:href="http://fpl64-14:4000/luntbuild/images/copy.gif" xlink:type="simple" xlink:show="embed" xlink:actuate="onLoad"/></draw:frame></draw:a></text:span><text:span text:style-name="T1"><draw:a xlink:type="simple" xlink:href="http://fpl64-14:4000/luntbuild/app.do?service=direct/1/ProjectPage/builderList.$DirectLink$2&amp;sp=21"><draw:frame draw:style-name="fr2" draw:name="graphics28" text:anchor-type="as-char" svg:width="0.1874in" svg:height="0.1874in" draw:z-index="27"><draw:image xlink:href="http://fpl64-14:4000/luntbuild/images/delete.gif" xlink:type="simple" xlink:show="embed" xlink:actuate="onLoad"/></draw:frame></draw:a></text:span></text:p>
      <table:table table:name="Table3" table:style-name="Table3">
        <table:table-column table:style-name="Table3.A"/>
        <table:table-column table:style-name="Table3.B"/>
        <table:table-row>
          <table:table-cell office:value-type="string">
            <text:p text:style-name="P8"><draw:frame draw:style-name="fr2" draw:name="graphics29" text:anchor-type="as-char" svg:width="0.2083in" svg:height="0.2083in" draw:z-index="28"><draw:image xlink:href="http://fpl64-14:4000/luntbuild/images/builder.gif" xlink:type="simple" xlink:show="embed" xlink:actuate="onLoad"/></draw:frame> Builder type</text:p>
          </table:table-cell>
          <table:table-cell table:style-name="Table3.B1" office:value-type="string">
            <text:p text:style-name="P8"><draw:frame draw:style-name="fr1" draw:name="graphics30" text:anchor-type="as-char" svg:width="0.1874in" svg:height="0.1874in" draw:z-index="34"><draw:image xlink:href="http://fpl64-14:4000/luntbuild/images/command.gif" xlink:type="simple" xlink:show="embed" xlink:actuate="onLoad"/></draw:frame> Command builder</text:p>
          </table:table-cell>
        </table:table-row>
        <table:table-row>
          <table:table-cell office:value-type="string">
            <text:p text:style-name="P8"><draw:frame draw:style-name="fr2" draw:name="graphics31" text:anchor-type="as-char" svg:width="0.1252in" svg:height="0.1146in" draw:z-index="29"><draw:image xlink:href="http://fpl64-14:4000/luntbuild/images/property.gif" xlink:type="simple" xlink:show="embed" xlink:actuate="onLoad"/></draw:frame> Build command </text:p>
          </table:table-cell>
          <table:table-cell office:value-type="string">
            <text:p text:style-name="P8">/srv/luntbuild/work/CSLC/misc/scripts/run_regress_valgrind.pl 2&gt;/dev/null </text:p>
          </table:table-cell>
        </table:table-row>
        <table:table-row>
          <table:table-cell office:value-type="string">
            <text:p text:style-name="P8"><draw:frame draw:style-name="fr2" draw:name="graphics32" text:anchor-type="as-char" svg:width="0.1252in" svg:height="0.1146in" draw:z-index="30"><draw:image xlink:href="http://fpl64-14:4000/luntbuild/images/property.gif" xlink:type="simple" xlink:show="embed" xlink:actuate="onLoad"/></draw:frame> Run command in directory </text:p>
          </table:table-cell>
          <table:table-cell office:value-type="string">
            <text:p text:style-name="P8">/srv/luntbuild/work/CSLC/trunk/scripts/ </text:p>
          </table:table-cell>
        </table:table-row>
        <table:table-row>
          <table:table-cell office:value-type="string">
            <text:p text:style-name="P8"><draw:frame draw:style-name="fr2" draw:name="graphics33" text:anchor-type="as-char" svg:width="0.1252in" svg:height="0.1146in" draw:z-index="31"><draw:image xlink:href="http://fpl64-14:4000/luntbuild/images/property.gif" xlink:type="simple" xlink:show="embed" xlink:actuate="onLoad"/></draw:frame> Wait for process to finish before continuing? </text:p>
          </table:table-cell>
          <table:table-cell office:value-type="string">
            <text:p text:style-name="P8">Yes </text:p>
          </table:table-cell>
        </table:table-row>
        <table:table-row>
          <table:table-cell office:value-type="string">
            <text:p text:style-name="P8"><draw:frame draw:style-name="fr2" draw:name="graphics34" text:anchor-type="as-char" svg:width="0.1252in" svg:height="0.1146in" draw:z-index="32"><draw:image xlink:href="http://fpl64-14:4000/luntbuild/images/property.gif" xlink:type="simple" xlink:show="embed" xlink:actuate="onLoad"/></draw:frame> Environment variables </text:p>
          </table:table-cell>
          <table:table-cell office:value-type="string">
            <text:p text:style-name="P8">PATH=/bin:/sbin:/usr/bin:/usr/sbin:/usr/local/bin:/usr/local/sbin:/srv/luntbuild/work/CSLC/trunk/scripts<text:line-break/>REGRESSION_PATH=/srv/luntbuild/work/CSLC/trunk/scripts/<text:line-break/>WORK=/srv/luntbuild/work/CSLC<text:line-break/>JAVA_HOME=/usr/java/jdk1.5.0_12 </text:p>
          </table:table-cell>
        </table:table-row>
        <table:table-row>
          <table:table-cell office:value-type="string">
            <text:p text:style-name="P8"><draw:frame draw:style-name="fr2" draw:name="graphics35" text:anchor-type="as-char" svg:width="0.1252in" svg:height="0.1146in" draw:z-index="33"><draw:image xlink:href="http://fpl64-14:4000/luntbuild/images/property.gif" xlink:type="simple" xlink:show="embed" xlink:actuate="onLoad"/></draw:frame> Build success condition </text:p>
          </table:table-cell>
          <table:table-cell office:value-type="string">
            <text:p text:style-name="P8">builderLogContainsLine("REGRESSION DONE")</text:p>
          </table:table-cell>
        </table:table-row>
      </table:table>
      <text:p text:style-name="P10"/>
      <text:p text:style-name="P10"/>
      <text:p text:style-name="P4"><text:tab/>In order to run the Golden Regression test with dist_regress ( for this example, without valgrind ), a few steps need to be taken. Those steps are necessary to ensure that running dist_regress on the same files as normal regression causes no problems. First, we need to change the ownership of the files ( run_regress.pl runs as root user, while ssh_dist_regress.pl runs as dist_regress ):</text:p>
      <text:p text:style-name="P4"/>
      <text:p text:style-name="P4"/>
      <text:p text:style-name="P5"><text:span text:style-name="T1">chown dist_regress     </text:span><text:span text:style-name="T1"><draw:a xlink:type="simple" xlink:href="http://fpl64-14:4000/luntbuild/app.do?service=direct/1/ProjectPage/builderList.$DirectLink$0&amp;sp=31"><draw:frame draw:style-name="fr2" draw:name="graphics36" text:anchor-type="as-char" svg:width="0.1874in" svg:height="0.1874in" draw:z-index="35"><draw:image xlink:href="http://fpl64-14:4000/luntbuild/images/edit.gif" xlink:type="simple" xlink:show="embed" xlink:actuate="onLoad"/></draw:frame></draw:a></text:span><text:span text:style-name="T1"><draw:a xlink:type="simple" xlink:href="http://fpl64-14:4000/luntbuild/app.do?service=direct/1/ProjectPage/builderList.$DirectLink$1&amp;sp=31"><draw:frame draw:style-name="fr2" draw:name="graphics37" text:anchor-type="as-char" svg:width="0.1874in" svg:height="0.1874in" draw:z-index="36"><draw:image xlink:href="http://fpl64-14:4000/luntbuild/images/copy.gif" xlink:type="simple" xlink:show="embed" xlink:actuate="onLoad"/></draw:frame></draw:a></text:span><text:span text:style-name="T1"><draw:a xlink:type="simple" xlink:href="http://fpl64-14:4000/luntbuild/app.do?service=direct/1/ProjectPage/builderList.$DirectLink$2&amp;sp=31"><draw:frame draw:style-name="fr2" draw:name="graphics38" text:anchor-type="as-char" svg:width="0.1874in" svg:height="0.1874in" draw:z-index="37"><draw:image xlink:href="http://fpl64-14:4000/luntbuild/images/delete.gif" xlink:type="simple" xlink:show="embed" xlink:actuate="onLoad"/></draw:frame></draw:a></text:span></text:p>
      <table:table table:name="Table4" table:style-name="Table4">
        <table:table-column table:style-name="Table4.A"/>
        <table:table-column table:style-name="Table4.B"/>
        <table:table-row>
          <table:table-cell office:value-type="string">
            <text:p text:style-name="P8"><draw:frame draw:style-name="fr2" draw:name="graphics39" text:anchor-type="as-char" svg:width="0.2083in" svg:height="0.2083in" draw:z-index="38"><draw:image xlink:href="http://fpl64-14:4000/luntbuild/images/builder.gif" xlink:type="simple" xlink:show="embed" xlink:actuate="onLoad"/></draw:frame> Builder type</text:p>
          </table:table-cell>
          <table:table-cell table:style-name="Table4.B1" office:value-type="string">
            <text:p text:style-name="P8"><draw:frame draw:style-name="fr1" draw:name="graphics40" text:anchor-type="as-char" svg:width="0.1874in" svg:height="0.1874in" draw:z-index="44"><draw:image xlink:href="http://fpl64-14:4000/luntbuild/images/command.gif" xlink:type="simple" xlink:show="embed" xlink:actuate="onLoad"/></draw:frame> Command builder</text:p>
          </table:table-cell>
        </table:table-row>
        <table:table-row>
          <table:table-cell office:value-type="string">
            <text:p text:style-name="P8"><draw:frame draw:style-name="fr2" draw:name="graphics41" text:anchor-type="as-char" svg:width="0.1252in" svg:height="0.1146in" draw:z-index="39"><draw:image xlink:href="http://fpl64-14:4000/luntbuild/images/property.gif" xlink:type="simple" xlink:show="embed" xlink:actuate="onLoad"/></draw:frame> Build command </text:p>
          </table:table-cell>
          <table:table-cell office:value-type="string">
            <text:p text:style-name="P8">chown dist_regress /storage/users/dist_regress/repo1/cslc -R </text:p>
          </table:table-cell>
        </table:table-row>
        <table:table-row>
          <table:table-cell office:value-type="string">
            <text:p text:style-name="P8"><draw:frame draw:style-name="fr2" draw:name="graphics42" text:anchor-type="as-char" svg:width="0.1252in" svg:height="0.1146in" draw:z-index="40"><draw:image xlink:href="http://fpl64-14:4000/luntbuild/images/property.gif" xlink:type="simple" xlink:show="embed" xlink:actuate="onLoad"/></draw:frame> Run command in directory </text:p>
          </table:table-cell>
          <table:table-cell office:value-type="string">
            <text:p text:style-name="P8">/storage/users/dist_regress/repo1/cslc </text:p>
          </table:table-cell>
        </table:table-row>
        <table:table-row>
          <table:table-cell office:value-type="string">
            <text:p text:style-name="P8"><draw:frame draw:style-name="fr2" draw:name="graphics43" text:anchor-type="as-char" svg:width="0.1252in" svg:height="0.1146in" draw:z-index="41"><draw:image xlink:href="http://fpl64-14:4000/luntbuild/images/property.gif" xlink:type="simple" xlink:show="embed" xlink:actuate="onLoad"/></draw:frame> Wait for process to finish before continuing? </text:p>
          </table:table-cell>
          <table:table-cell office:value-type="string">
            <text:p text:style-name="P8">Yes </text:p>
          </table:table-cell>
        </table:table-row>
        <table:table-row>
          <table:table-cell office:value-type="string">
            <text:p text:style-name="P8"><draw:frame draw:style-name="fr2" draw:name="graphics44" text:anchor-type="as-char" svg:width="0.1252in" svg:height="0.1146in" draw:z-index="42"><draw:image xlink:href="http://fpl64-14:4000/luntbuild/images/property.gif" xlink:type="simple" xlink:show="embed" xlink:actuate="onLoad"/></draw:frame> Environment variables </text:p>
          </table:table-cell>
          <table:table-cell office:value-type="string">
            <text:p text:style-name="P9"/>
          </table:table-cell>
        </table:table-row>
        <table:table-row>
          <table:table-cell office:value-type="string">
            <text:p text:style-name="P8"><draw:frame draw:style-name="fr2" draw:name="graphics45" text:anchor-type="as-char" svg:width="0.1252in" svg:height="0.1146in" draw:z-index="43"><draw:image xlink:href="http://fpl64-14:4000/luntbuild/images/property.gif" xlink:type="simple" xlink:show="embed" xlink:actuate="onLoad"/></draw:frame> Build success condition </text:p>
          </table:table-cell>
          <table:table-cell office:value-type="string">
            <text:p text:style-name="P9"/>
          </table:table-cell>
        </table:table-row>
      </table:table>
      <text:p text:style-name="P4"/>
      <text:p text:style-name="P4"/>
      <text:p text:style-name="P4"/>
      <text:p text:style-name="P4"/>
      <text:p text:style-name="P4"/>
      <text:p text:style-name="P14">The dist_regress <text:s/>builder looks like this:</text:p>
      <text:p text:style-name="P5"><text:span text:style-name="T1">CSL_DIST_REGRESS     </text:span><text:span text:style-name="T1"><draw:a xlink:type="simple" xlink:href="http://fpl64-14:4000/luntbuild/app.do?service=direct/1/ProjectPage/builderList.$DirectLink$0&amp;sp=26"><draw:frame draw:style-name="fr2" draw:name="graphics46" text:anchor-type="as-char" svg:width="0.1874in" svg:height="0.1874in" draw:z-index="45"><draw:image xlink:href="http://fpl64-14:4000/luntbuild/images/edit.gif" xlink:type="simple" xlink:show="embed" xlink:actuate="onLoad"/></draw:frame></draw:a></text:span><text:span text:style-name="T1"><draw:a xlink:type="simple" xlink:href="http://fpl64-14:4000/luntbuild/app.do?service=direct/1/ProjectPage/builderList.$DirectLink$1&amp;sp=26"><draw:frame draw:style-name="fr2" draw:name="graphics47" text:anchor-type="as-char" svg:width="0.1874in" svg:height="0.1874in" draw:z-index="46"><draw:image xlink:href="http://fpl64-14:4000/luntbuild/images/copy.gif" xlink:type="simple" xlink:show="embed" xlink:actuate="onLoad"/></draw:frame></draw:a></text:span><text:span text:style-name="T1"><draw:a xlink:type="simple" xlink:href="http://fpl64-14:4000/luntbuild/app.do?service=direct/1/ProjectPage/builderList.$DirectLink$2&amp;sp=26"><draw:frame draw:style-name="fr2" draw:name="graphics48" text:anchor-type="as-char" svg:width="0.1874in" svg:height="0.1874in" draw:z-index="47"><draw:image xlink:href="http://fpl64-14:4000/luntbuild/images/delete.gif" xlink:type="simple" xlink:show="embed" xlink:actuate="onLoad"/></draw:frame></draw:a></text:span></text:p>
      <table:table table:name="Table5" table:style-name="Table5">
        <table:table-column table:style-name="Table5.A"/>
        <table:table-column table:style-name="Table5.B"/>
        <table:table-row>
          <table:table-cell office:value-type="string">
            <text:p text:style-name="P8"><draw:frame draw:style-name="fr2" draw:name="graphics49" text:anchor-type="as-char" svg:width="0.2083in" svg:height="0.2083in" draw:z-index="48"><draw:image xlink:href="http://fpl64-14:4000/luntbuild/images/builder.gif" xlink:type="simple" xlink:show="embed" xlink:actuate="onLoad"/></draw:frame> Builder type</text:p>
          </table:table-cell>
          <table:table-cell table:style-name="Table5.B1" office:value-type="string">
            <text:p text:style-name="P8"><draw:frame draw:style-name="fr1" draw:name="graphics50" text:anchor-type="as-char" svg:width="0.1874in" svg:height="0.1874in" draw:z-index="54"><draw:image xlink:href="http://fpl64-14:4000/luntbuild/images/command.gif" xlink:type="simple" xlink:show="embed" xlink:actuate="onLoad"/></draw:frame> Command builder</text:p>
          </table:table-cell>
        </table:table-row>
        <table:table-row>
          <table:table-cell office:value-type="string">
            <text:p text:style-name="P8"><draw:frame draw:style-name="fr2" draw:name="graphics51" text:anchor-type="as-char" svg:width="0.1252in" svg:height="0.1146in" draw:z-index="49"><draw:image xlink:href="http://fpl64-14:4000/luntbuild/images/property.gif" xlink:type="simple" xlink:show="embed" xlink:actuate="onLoad"/></draw:frame> Build command </text:p>
          </table:table-cell>
          <table:table-cell office:value-type="string">
            <text:p text:style-name="P8">su -c "cd /storage/users/dist_regress/repo1/cslc/trunk/scripts; ./run_dist_regress_silent.sh -hdl csl" - dist_regress </text:p>
          </table:table-cell>
        </table:table-row>
        <table:table-row>
          <table:table-cell office:value-type="string">
            <text:p text:style-name="P8"><draw:frame draw:style-name="fr2" draw:name="graphics52" text:anchor-type="as-char" svg:width="0.1252in" svg:height="0.1146in" draw:z-index="50"><draw:image xlink:href="http://fpl64-14:4000/luntbuild/images/property.gif" xlink:type="simple" xlink:show="embed" xlink:actuate="onLoad"/></draw:frame> Run command in directory </text:p>
          </table:table-cell>
          <table:table-cell office:value-type="string">
            <text:p text:style-name="P8">/srv/luntbuild/work/CSLC/trunk/scripts </text:p>
          </table:table-cell>
        </table:table-row>
        <table:table-row>
          <table:table-cell office:value-type="string">
            <text:p text:style-name="P8"><draw:frame draw:style-name="fr2" draw:name="graphics53" text:anchor-type="as-char" svg:width="0.1252in" svg:height="0.1146in" draw:z-index="51"><draw:image xlink:href="http://fpl64-14:4000/luntbuild/images/property.gif" xlink:type="simple" xlink:show="embed" xlink:actuate="onLoad"/></draw:frame> Wait for process to finish before continuing? </text:p>
          </table:table-cell>
          <table:table-cell office:value-type="string">
            <text:p text:style-name="P8">Yes </text:p>
          </table:table-cell>
        </table:table-row>
        <table:table-row>
          <table:table-cell table:style-name="Table5.A5" office:value-type="string">
            <text:p text:style-name="Table_20_Contents"><draw:frame draw:style-name="fr2" draw:name="graphics54" text:anchor-type="as-char" svg:width="0.1252in" svg:height="0.1146in" draw:z-index="52"><draw:image xlink:href="http://fpl64-14:4000/luntbuild/images/property.gif" xlink:type="simple" xlink:show="embed" xlink:actuate="onLoad"/></draw:frame> Environment variables </text:p>
          </table:table-cell>
          <table:table-cell office:value-type="string">
            <text:p text:style-name="P8">PATH=/bin:/sbin:/usr/bin:/usr/sbin:/usr/local/bin:/usr/local/sbin:/srv/luntbuild/work/CSLC/trunk/scripts:/opt/tools/ant/bin<text:line-break/>REGRESSION_PATH=/srv/luntbuild/work/CSLC/trunk/scripts<text:line-break/>WORK=/srv/luntbuild/work/CSLC<text:line-break/>JAVA_HOME=/usr/java/jdk1.5.0_12 </text:p>
          </table:table-cell>
        </table:table-row>
        <table:table-row>
          <table:table-cell office:value-type="string">
            <text:p text:style-name="P8"><draw:frame draw:style-name="fr2" draw:name="graphics55" text:anchor-type="as-char" svg:width="0.1252in" svg:height="0.1146in" draw:z-index="53"><draw:image xlink:href="http://fpl64-14:4000/luntbuild/images/property.gif" xlink:type="simple" xlink:show="embed" xlink:actuate="onLoad"/></draw:frame> Build success condition </text:p>
          </table:table-cell>
          <table:table-cell office:value-type="string">
            <text:p text:style-name="P8">builderLogContainsLine("Overall regression status = passed")</text:p>
          </table:table-cell>
        </table:table-row>
      </table:table>
      <text:p text:style-name="P4"/>
      <text:p text:style-name="P10"/>
      <text:p text:style-name="Standard"><text:span text:style-name="T1"><text:tab/>Please note the way dist_regress is being run: using </text:span><text:span text:style-name="T2">su</text:span><text:span text:style-name="T1"> ( because luntbuild executes builders through java, there is no actual shell, and </text:span><text:span text:style-name="T2">sudo</text:span><text:span text:style-name="T1"> cannot be employed ), using the flag -c ( signaling it to wholly execute the next argument ) and </text:span><text:span text:style-name="T2">– dist_regress</text:span><text:span text:style-name="T1"> ( there is a whitespace there – to run it as the dist_regress user ). Since </text:span><text:span text:style-name="T2">su</text:span><text:span text:style-name="T1"> is launched by luntbuild which runs, daemonised, as root, no password will be required. Also note the addition of </text:span><text:span text:style-name="T2">/opt/tools/ant/bin</text:span><text:span text:style-name="T1"> to </text:span><text:span text:style-name="T2">$PATH</text:span><text:span text:style-name="T1">, needed because dist_regress will use ( both SVN and ) ant manually ( that is, will not rely on luntbuild ).</text:span></text:p>
      <text:p text:style-name="Standard"><text:span text:style-name="T1"><text:tab/>Afterwards, changing ownership back to root is made through a builder similar to that presented earlier; in order to maintain context, its paths are changed to /</text:span><text:span text:style-name="T2">srv/luntbuild/work/CSLC</text:span><text:span text:style-name="T1">; this is not very important, since both paths point to the same partition.</text:span></text:p>
      <text:p text:style-name="P3"/>
      <text:p text:style-name="P3"/>
      <text:p text:style-name="P3"/>
      <text:p text:style-name="P3"/>
      <text:p text:style-name="P3"><text:tab/>The builders are structured into schedules; a schedule, apart from calling builders and being launched at a specific time, also syncs the local file tree with the repository and provides notifications.</text:p>
      <text:p text:style-name="P3">For example, this is how the hourly build would look like:</text:p>
      <text:p text:style-name="P3"/>
      <text:p text:style-name="P13"/>
      <table:table table:name="Table7" table:style-name="Table7">
        <table:table-column table:style-name="Table7.A"/>
        <table:table-column table:style-name="Table7.B"/>
        <table:table-column table:style-name="Table7.C" table:number-columns-repeated="6"/>
        <table:table-column table:style-name="Table7.I"/>
        <table:table-row>
          <table:table-cell table:style-name="Table7.A1" table:number-columns-spanned="2" office:value-type="string">
            <text:p text:style-name="P7"><text:bookmark text:name="2"/>Hourly_Regression</text:p>
          </table:table-cell>
          <table:covered-table-cell/>
          <table:table-cell table:style-name="Table7.A1" office:value-type="string">
            <text:p text:style-name="P7"><draw:a xlink:type="simple" xlink:href="http://fpl64-14:4000/luntbuild/app.do?service=direct/1/ProjectPage/schedules.$DirectLink$2&amp;sp=l2"><draw:frame draw:style-name="fr2" draw:name="graphics60" text:anchor-type="as-char" svg:width="0.1874in" svg:height="0.1874in" draw:z-index="73"><draw:image xlink:href="http://fpl64-14:4000/luntbuild/images/edit.gif" xlink:type="simple" xlink:show="embed" xlink:actuate="onLoad"/></draw:frame></draw:a></text:p>
          </table:table-cell>
          <table:table-cell table:style-name="Table7.A1" office:value-type="string">
            <text:p text:style-name="P7"><draw:a xlink:type="simple" xlink:href="http://fpl64-14:4000/luntbuild/app.do?service=direct/1/ProjectPage/schedules.$DirectLink$3&amp;sp=l2"><draw:frame draw:style-name="fr2" draw:name="graphics61" text:anchor-type="as-char" svg:width="0.1874in" svg:height="0.1874in" draw:z-index="74"><draw:image xlink:href="http://fpl64-14:4000/luntbuild/images/copy.gif" xlink:type="simple" xlink:show="embed" xlink:actuate="onLoad"/></draw:frame></draw:a></text:p>
          </table:table-cell>
          <table:table-cell table:style-name="Table7.A1" office:value-type="string">
            <text:p text:style-name="P7"><draw:a xlink:type="simple" xlink:href="http://fpl64-14:4000/luntbuild/app.do?service=direct/1/ProjectPage/schedules.$DirectLink$4&amp;sp=l2"><draw:frame draw:style-name="fr2" draw:name="graphics62" text:anchor-type="as-char" svg:width="0.1874in" svg:height="0.1874in" draw:z-index="75"><draw:image xlink:href="http://fpl64-14:4000/luntbuild/images/delete.gif" xlink:type="simple" xlink:show="embed" xlink:actuate="onLoad"/></draw:frame></draw:a></text:p>
          </table:table-cell>
          <table:table-cell table:style-name="Table7.A1" office:value-type="string">
            <text:p text:style-name="P7"><draw:a xlink:type="simple" xlink:href="http://fpl64-14:4000/luntbuild/app.do?service=direct/1/ProjectPage/schedules.$DirectLink$5&amp;sp=l2"><draw:frame draw:style-name="fr2" draw:name="graphics63" text:anchor-type="as-char" svg:width="0.1874in" svg:height="0.1874in" draw:z-index="76"><draw:image xlink:href="http://fpl64-14:4000/luntbuild/images/sched_disable.gif" xlink:type="simple" xlink:show="embed" xlink:actuate="onLoad"/></draw:frame></draw:a></text:p>
          </table:table-cell>
          <table:table-cell table:style-name="Table7.A1" office:value-type="string">
            <text:p text:style-name="P7"><draw:a xlink:type="simple" xlink:href="http://fpl64-14:4000/luntbuild/app.do?service=direct/1/ProjectPage/schedules.$DirectLink$7&amp;sp=l2"><draw:frame draw:style-name="fr2" draw:name="graphics64" text:anchor-type="as-char" svg:width="0.1874in" svg:height="0.1874in" draw:z-index="77"><draw:image xlink:href="http://fpl64-14:4000/luntbuild/images/start_build.gif" xlink:type="simple" xlink:show="embed" xlink:actuate="onLoad"/></draw:frame></draw:a></text:p>
          </table:table-cell>
          <table:table-cell table:style-name="Table7.A1" office:value-type="string">
            <text:p text:style-name="P7"><draw:a xlink:type="simple" xlink:href="http://fpl64-14:4000/luntbuild/app.do?service=direct/1/ProjectPage/schedules.$DirectLink$9&amp;sp=l2"><draw:frame draw:style-name="fr2" draw:name="graphics65" text:anchor-type="as-char" svg:width="0.1874in" svg:height="0.1874in" draw:z-index="78"><draw:image xlink:href="http://fpl64-14:4000/luntbuild/images/history_builds.gif" xlink:type="simple" xlink:show="embed" xlink:actuate="onLoad"/></draw:frame></draw:a></text:p>
          </table:table-cell>
          <table:table-cell table:style-name="Table7.A1" office:value-type="string">
            <text:p text:style-name="P7"><draw:a xlink:type="simple" xlink:href="http://fpl64-14:4000/luntbuild/api/rss/builds/CSLC/Hourly_Regression"><draw:frame draw:style-name="fr1" draw:name="graphics66" text:anchor-type="as-char" svg:width="0.1665in" svg:height="0.1665in" draw:z-index="79"><draw:image xlink:href="http://fpl64-14:4000/luntbuild/images/feed.gif" xlink:type="simple" xlink:show="embed" xlink:actuate="onLoad"/></draw:frame></draw:a></text:p>
          </table:table-cell>
        </table:table-row>
        <table:table-row>
          <table:table-cell table:style-name="Table7.A1"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67" text:anchor-type="as-char" svg:width="0.2189in" svg:height="0.1874in" draw:z-index="55"><draw:image xlink:href="http://fpl64-14:4000/luntbuild/images/status.gif" xlink:type="simple" xlink:show="embed" xlink:actuate="onLoad"/></draw:frame> Execution status</text:p>
          </table:table-cell>
          <table:table-cell table:style-name="Table7.A1" table:number-columns-spanned="8" office:value-type="string">
            <text:p text:style-name="P8"><draw:frame draw:style-name="fr1" draw:name="graphics68" text:anchor-type="as-char" svg:width="0.2083in" svg:height="0.2083in" draw:z-index="80"><draw:image xlink:href="http://fpl64-14:4000/luntbuild/images/success.gif" xlink:type="simple" xlink:show="embed" xlink:actuate="onLoad"/></draw:frame> success at 2008-09-29 17:11 </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69" text:anchor-type="as-char" svg:width="0.1874in" svg:height="0.1457in" draw:z-index="56"><draw:image xlink:href="http://fpl64-14:4000/luntbuild/images/description.gif" xlink:type="simple" xlink:show="embed" xlink:actuate="onLoad"/></draw:frame> Description </text:p>
          </table:table-cell>
          <table:table-cell table:number-columns-spanned="8" office:value-type="string">
            <text:p text:style-name="P9"/>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0" text:anchor-type="as-char" svg:width="0.1874in" svg:height="0.1874in" draw:z-index="57"><draw:image xlink:href="http://fpl64-14:4000/luntbuild/images/number.gif" xlink:type="simple" xlink:show="embed" xlink:actuate="onLoad"/></draw:frame> Next build version</text:p>
          </table:table-cell>
          <table:table-cell table:number-columns-spanned="8" office:value-type="string">
            <text:p text:style-name="P8">hourly 1173</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1" text:anchor-type="as-char" svg:width="0.1874in" svg:height="0.1874in" draw:z-index="58"><draw:image xlink:href="http://fpl64-14:4000/luntbuild/images/number.gif" xlink:type="simple" xlink:show="embed" xlink:actuate="onLoad"/></draw:frame> Variables </text:p>
          </table:table-cell>
          <table:table-cell table:number-columns-spanned="8" office:value-type="string">
            <text:p text:style-name="P9"/>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2" text:anchor-type="as-char" svg:width="0.2398in" svg:height="0.1874in" draw:z-index="59"><draw:image xlink:href="http://fpl64-14:4000/luntbuild/images/dirAndfile.gif" xlink:type="simple" xlink:show="embed" xlink:actuate="onLoad"/></draw:frame> Work subdirectory</text:p>
          </table:table-cell>
          <table:table-cell table:number-columns-spanned="8" office:value-type="string">
            <text:p text:style-name="P9"/>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3" text:anchor-type="as-char" svg:width="0.2189in" svg:height="0.1874in" draw:z-index="60"><draw:image xlink:href="http://fpl64-14:4000/luntbuild/images/trigger.gif" xlink:type="simple" xlink:show="embed" xlink:actuate="onLoad"/></draw:frame> Trigger type: </text:p>
          </table:table-cell>
          <table:table-cell table:number-columns-spanned="8" office:value-type="string">
            <text:p text:style-name="P8">cron</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4" text:anchor-type="as-char" svg:width="0.1772in" svg:height="0.1457in" draw:z-index="61"><draw:image xlink:href="http://fpl64-14:4000/luntbuild/images/time.gif" xlink:type="simple" xlink:show="embed" xlink:actuate="onLoad"/></draw:frame> Cron expression: </text:p>
          </table:table-cell>
          <table:table-cell table:number-columns-spanned="8" office:value-type="string">
            <text:p text:style-name="P8">0 0 7,9,11,13,15,17,19,21 * * ?</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5" text:anchor-type="as-char" svg:width="0.1665in" svg:height="0.1665in" draw:z-index="62"><draw:image xlink:href="http://fpl64-14:4000/luntbuild/images/condition.gif" xlink:type="simple" xlink:show="embed" xlink:actuate="onLoad"/></draw:frame> Build necessary condition </text:p>
          </table:table-cell>
          <table:table-cell table:number-columns-spanned="8" office:value-type="string">
            <text:p text:style-name="P8">always</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6" text:anchor-type="as-char" svg:width="0.2083in" svg:height="0.2083in" draw:z-index="63"><draw:image xlink:href="http://fpl64-14:4000/luntbuild/images/builder.gif" xlink:type="simple" xlink:show="embed" xlink:actuate="onLoad"/></draw:frame> Associated builders</text:p>
          </table:table-cell>
          <table:table-cell table:number-columns-spanned="8" office:value-type="string">
            <text:p text:style-name="P8"><text:a xlink:type="simple" xlink:href="http://fpl64-14:4000/luntbuild/app.do?service=direct/1/ProjectPage/schedules.$DirectLink$10#Debug">Debug</text:a> , <text:a xlink:type="simple" xlink:href="http://fpl64-14:4000/luntbuild/app.do?service=direct/1/ProjectPage/schedules.$DirectLink$10#CSL_NO_POST_COMPILE%20Regression">CSL_NO_POST_COMPILE Regression</text:a> , <text:a xlink:type="simple" xlink:href="http://fpl64-14:4000/luntbuild/app.do?service=direct/1/ProjectPage/schedules.$DirectLink$10#MoveOutput">MoveOutput</text:a> , <text:a xlink:type="simple" xlink:href="http://fpl64-14:4000/luntbuild/app.do?service=direct/1/ProjectPage/schedules.$DirectLink$10#Clean-up">Clean-up</text:a> </text:p>
          </table:table-cell>
          <table:covered-table-cell/>
          <table:covered-table-cell/>
          <table:covered-table-cell/>
          <table:covered-table-cell/>
          <table:covered-table-cell/>
          <table:covered-table-cell/>
          <table:covered-table-cell/>
        </table:table-row>
        <table:table-row>
          <table:table-cell table:style-name="Table7.A4" office:value-type="string">
            <text:p text:style-name="P8"><draw:frame draw:style-name="fr1" draw:name="graphics77" text:anchor-type="as-char" svg:width="0.2083in" svg:height="0.2083in" draw:z-index="64"><draw:image xlink:href="http://fpl64-14:4000/luntbuild/images/builder.gif" xlink:type="simple" xlink:show="embed" xlink:actuate="onLoad"/></draw:frame> Associated post-builders</text:p>
          </table:table-cell>
          <table:table-cell table:number-columns-spanned="8" office:value-type="string">
            <text:p text:style-name="P8"><text:a xlink:type="simple" xlink:href="http://fpl64-14:4000/luntbuild/app.do?service=direct/1/ProjectPage/schedules.$DirectLink$11#moveOutputWhenFailed">moveOutputWhenFailed</text:a> , <text:a xlink:type="simple" xlink:href="http://fpl64-14:4000/luntbuild/app.do?service=direct/1/ProjectPage/schedules.$DirectLink$11#Clean-up">Clean-up</text:a> </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78" text:anchor-type="as-char" svg:width="0.1665in" svg:height="0.1665in" draw:z-index="65"><draw:image xlink:href="http://fpl64-14:4000/luntbuild/images/build_type.gif" xlink:type="simple" xlink:show="embed" xlink:actuate="onLoad"/></draw:frame> Build type</text:p>
          </table:table-cell>
          <table:table-cell table:style-name="Table7.A1" table:number-columns-spanned="8" office:value-type="string">
            <text:p text:style-name="P8">increment</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79" text:anchor-type="as-char" svg:width="0.1665in" svg:height="0.1665in" draw:z-index="66"><draw:image xlink:href="http://fpl64-14:4000/luntbuild/images/postbuild_strategy.gif" xlink:type="simple" xlink:show="embed" xlink:actuate="onLoad"/></draw:frame> Post-build strategy</text:p>
          </table:table-cell>
          <table:table-cell table:style-name="Table7.A1" table:number-columns-spanned="8" office:value-type="string">
            <text:p text:style-name="P8">post-build if failed </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0" text:anchor-type="as-char" svg:width="0.1874in" svg:height="0.1874in" draw:z-index="67"><draw:image xlink:href="http://fpl64-14:4000/luntbuild/images/label.gif" xlink:type="simple" xlink:show="embed" xlink:actuate="onLoad"/></draw:frame> Label strategy</text:p>
          </table:table-cell>
          <table:table-cell table:style-name="Table7.A1" table:number-columns-spanned="8" office:value-type="string">
            <text:p text:style-name="P8">do not label </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1" text:anchor-type="as-char" svg:width="0.198in" svg:height="0.1665in" draw:z-index="68"><draw:image xlink:href="http://fpl64-14:4000/luntbuild/images/notify.gif" xlink:type="simple" xlink:show="embed" xlink:actuate="onLoad"/></draw:frame> Notify strategy</text:p>
          </table:table-cell>
          <table:table-cell table:style-name="Table7.A1" table:number-columns-spanned="8" office:value-type="string">
            <text:p text:style-name="P8">notify always</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2" text:anchor-type="as-char" svg:width="0.1665in" svg:height="0.1665in" draw:z-index="69"><draw:image xlink:href="http://fpl64-14:4000/luntbuild/images/dependent.gif" xlink:type="simple" xlink:show="embed" xlink:actuate="onLoad"/></draw:frame> Schedules current schedule depends on</text:p>
          </table:table-cell>
          <table:table-cell table:style-name="Table7.A1" table:number-columns-spanned="8" office:value-type="string">
            <text:p text:style-name="P9"/>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3" text:anchor-type="as-char" svg:width="0.2189in" svg:height="0.1874in" draw:z-index="70"><draw:image xlink:href="http://fpl64-14:4000/luntbuild/images/trigger.gif" xlink:type="simple" xlink:show="embed" xlink:actuate="onLoad"/></draw:frame> Dependency triggering strategy</text:p>
          </table:table-cell>
          <table:table-cell table:style-name="Table7.A1" table:number-columns-spanned="8" office:value-type="string">
            <text:p text:style-name="P8">trigger schedules this schedule depends on</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4" text:anchor-type="as-char" svg:width="0.1665in" svg:height="0.1665in" draw:z-index="71"><draw:image xlink:href="http://fpl64-14:4000/luntbuild/images/trash.gif" xlink:type="simple" xlink:show="embed" xlink:actuate="onLoad"/></draw:frame> Build cleanup strategy</text:p>
          </table:table-cell>
          <table:table-cell table:style-name="Table7.A1" table:number-columns-spanned="8" office:value-type="string">
            <text:p text:style-name="P8">do not cleanup builds automatically</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8"><draw:frame draw:style-name="fr1" draw:name="graphics85" text:anchor-type="as-char" svg:width="0.1665in" svg:height="0.1665in" draw:z-index="72"><draw:image xlink:href="http://fpl64-14:4000/luntbuild/images/build.gif" xlink:type="simple" xlink:show="embed" xlink:actuate="onLoad"/></draw:frame> Latest build</text:p>
          </table:table-cell>
          <table:table-cell table:style-name="Table7.A1" table:number-columns-spanned="8" office:value-type="string">
            <text:p text:style-name="P8"><draw:frame draw:style-name="fr1" draw:name="graphics86" text:anchor-type="as-char" svg:width="0.2083in" svg:height="0.2083in" draw:z-index="81"><draw:image xlink:href="http://fpl64-14:4000/luntbuild/images/success.gif" xlink:type="simple" xlink:show="embed" xlink:actuate="onLoad"/></draw:frame> <text:a xlink:type="simple" xlink:href="http://fpl64-14:4000/luntbuild/app.do?service=direct/1/ProjectPage/schedules.$DirectLink$13&amp;sp=l2306">hourly 1172 </text:a>success at 2008-09-29 17:11</text:p>
          </table:table-cell>
          <table:covered-table-cell/>
          <table:covered-table-cell/>
          <table:covered-table-cell/>
          <table:covered-table-cell/>
          <table:covered-table-cell/>
          <table:covered-table-cell/>
          <table:covered-table-cell/>
        </table:table-row>
        <table:table-row>
          <table:table-cell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row>
          <table:table-cell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
      <text:p text:style-name="P3"/>
      <text:p text:style-name="Standard"><text:span text:style-name="T1">The cron expression ( if in doubt: man 5 crontab ) needs a bit of care – do no set both the day of the month and the day of the week to *, but rather set one to * and the other to ? <text:s/>. * means all while ? means any ( not in the logical, but rather in the standard linguistic sense; * will </text:span><text:span text:style-name="T3">make</text:span><text:span text:style-name="T1"> the cron expression to execute during those days, while ? will </text:span><text:span text:style-name="T3">let </text:span><text:span text:style-name="T4">cron expression execute on those days if something else makes it want to execute then ).</text:span></text:p>
      <text:p text:style-name="P6"><text:tab/>The course of the build is the following: when the cron expression is evaluated to true ( luntbuild will not let two builds of the same project run simultaneously, and after a build has ended, only the latest in the queue will execute, by default ), the scheduled job will start; if Build type is clean, it will delete the projects local file tree before syncing, otherwise it will update the local copy. After check-out, it will begin executing jobs. Here, first is the debug build. Afterwards it will run the Golden Regression test suite, and then it will archive the reports and perform various needed clean-up actions. Since the post-build strategy is post-build if failed, it will run the post-builders if the standard build interrupted with an error ( i.e. the success conditions specified in each builder were not met – it will not post-build for a non-interrupting error ). In this case, the slightly modified moveOutput script will label the report as failed.</text:p>
      <text:p text:style-name="P15"><text:tab/>The moveOutput script is as follows:</text:p>
      <text:p text:style-name="P6"/>
      <text:p text:style-name="P12">#!/bin/bash </text:p>
      <text:p text:style-name="P12"/>
      <text:p text:style-name="P12">cp /srv/luntbuild/work/CSLC/trunk/scripts/regress_html_templates/style.css /srv/luntbuild/work/CSLC/test/report/ <text:s text:c="7"/>#copy .css template for archival purposes </text:p>
      <text:p text:style-name="P12">cp /srv/luntbuild/work/CSLC/trunk/scripts/regress_html_templates/style.css /storage/back-up/logs/trunk/scripts/regress_html_templates/ #copy .css template for html viewing </text:p>
      <text:p text:style-name="P12"/>
      <text:p text:style-name="P12">cp /srv/luntbuild/work/CSLC/test/report /storage/back-up/logs/CSLC/tempdir -r <text:s text:c="42"/>#copy report in a temp dir </text:p>
      <text:p text:style-name="P12">find /storage/back-up/logs/CSLC/tempdir -type f -exec chmod 644 {} \; &amp;&amp; find /storage/back-up/logs/CSLC/tempdir -type d -exec chmod 755 {} \;<text:tab/>#set permissions for web access </text:p>
      <text:p text:style-name="P12"/>
      <text:p text:style-name="P12">if [ "$1" == "nightly" ] </text:p>
      <text:p text:style-name="P12">then </text:p>
      <text:p text:style-name="P12"><text:s text:c="4"/>archiveName="/storage/back-up/logs/CSLC/report__`date`$2.tar.gz" </text:p>
      <text:p text:style-name="P12"><text:s text:c="4"/>/bin/tar -pczf "$archiveName" <text:s/>"/storage/back-up/logs/CSLC/today" #archive daily reports </text:p>
      <text:p text:style-name="P12"><text:s text:c="4"/>chmod 644 "$archiveName" </text:p>
      <text:p text:style-name="P12"><text:s text:c="4"/>rm -Rf /storage/back-up/logs/CSLC/today/* </text:p>
      <text:p text:style-name="P12">fi </text:p>
      <text:p text:style-name="P12"/>
      <text:p text:style-name="P12">mv /storage/back-up/logs/CSLC/tempdir/* /storage/back-up/logs/CSLC/today/ </text:p>
      <text:p text:style-name="P12"/>
      <text:p text:style-name="P12">lastRun=`cat /storage/back-up/logs/CSLC/today/last_run`<text:tab/><text:tab/>#latest report name extraction </text:p>
      <text:p text:style-name="P12">if [ $? -eq "0" ]<text:tab/><text:tab/><text:tab/><text:tab/><text:tab/><text:tab/>#only if cat succeeded ( in finding file et caetera ) </text:p>
      <text:p text:style-name="P12">then </text:p>
      <text:p text:style-name="P12"><text:s text:c="2"/>name=`basename "$lastRun"` </text:p>
      <text:p text:style-name="P12"><text:s text:c="2"/>echo "From last: $lastRun has been extracted the name $name" </text:p>
      <text:p text:style-name="P12"><text:s text:c="2"/>rm -f /storage/back-up/logs/CSLC/today/latest </text:p>
      <text:p text:style-name="P12"><text:s text:c="2"/>ln -s -f "/storage/back-up/logs/CSLC/today/$name" "/storage/back-up/logs/CSLC/today/latest" #create link </text:p>
      <text:p text:style-name="P12">fi </text:p>
      <text:p text:style-name="P12"/>
      <text:p text:style-name="P12">rm -Rf /storage/back-up/logs/CSLC/tempdir </text:p>
      <text:p text:style-name="P12">rm -Rf /srv/luntbuild/work/CSLC/test/report </text:p>
      <text:p text:style-name="P12">#find /storage/back-up/logs/CSLC -type f -exec chmod 644 {} \; &amp;&amp; find /storage/back-up/logs/CSLC -type d -exec chmod 755 {} \;<text:tab/>#set permissions for web access </text:p>
      <text:p text:style-name="P12">exit 0 </text:p>
      <text:p text:style-name="P12"/>
      <text:p text:style-name="P6">The script, if called with the nightly as the first arg, will archive the reports collected in the publishing dir and delete them, leaving in place only the new report; thus, reports from a day ( nightly reports and hourly reports of the following day ) can be archived in a single file. From there, a https enabled apache server can publish the reports internally, requiring username/passwd authentication.</text:p>
      <text:p text:style-name="P15"><text:tab/>In order to send appropriate notifications, some luntbuild templates must be changed. For e-mail notification, the files are:</text:p>
      <text:p text:style-name="P6">/srv/luntbuild/templates/email/set-template.txt:</text:p>
      <text:p text:style-name="P6"/>
      <text:p text:style-name="P6"><text:tab/>buildTemplate=simple-build.vm </text:p>
      <text:p text:style-name="P6"><text:tab/>scheduleTemplate=simple-schedule.vm </text:p>
      <text:p text:style-name="P6"/>
      <text:p text:style-name="P6">This sets the aliases of templates to actual files. The files are XHTML code; they take specific luntbuild variables ( e.g. ${build_isFailure} to set the color and message ), and can be freely modified to, for example, provide customized links to the above-mentioned https report archive.</text:p>
      <text:p text:style-name="P6"/>
      <text:p text:style-name="P11">&lt;!DOCTYPE html PUBLIC "-//W3C//DTD XHTML 1.0 Transitional//EN" "http://www.w3.org/TR/xhtml1/DTD/xhtml1-transitional.dtd"&gt; </text:p>
      <text:p text:style-name="P11">&lt;html xmlns="http://www.w3.org/1999/xhtml"&gt; </text:p>
      <text:p text:style-name="P11">&lt;head&gt; </text:p>
      <text:p text:style-name="P11">&lt;meta http-equiv="Content-Type" content="text/html;charset=utf-8" /&gt; </text:p>
      <text:p text:style-name="P11">&lt;title&gt;[luntbuild] build of "${build_project}/${build_schedule}/${build_version}" ${build_status}&lt;/title&gt; </text:p>
      <text:p text:style-name="P11">&lt;/head&gt; </text:p>
      <text:p text:style-name="P11"/>
      <text:p text:style-name="P11">&lt;body&gt; </text:p>
      <text:p text:style-name="P11">#set ($GREEN = "#00AA00") </text:p>
      <text:p text:style-name="P11">#set ($RED = "#AA0000") </text:p>
      <text:p text:style-name="P11">#set ($OTHER = "#AAAA00") </text:p>
      <text:p text:style-name="P11"/>
      <text:p text:style-name="P11">#if ($build_isSuccess) </text:p>
      <text:p text:style-name="P11"><text:s text:c="2"/>#set ($color=$GREEN) </text:p>
      <text:p text:style-name="P11">#elseif () </text:p>
      <text:p text:style-name="P11"><text:s text:c="2"/>#set ($color=$RED) </text:p>
      <text:p text:style-name="P11">#else </text:p>
      <text:p text:style-name="P11"><text:s text:c="2"/>#set ($color=$OTHER) </text:p>
      <text:p text:style-name="P11">#end </text:p>
      <text:p text:style-name="P11"/>
      <text:p text:style-name="P11">&lt;span style="color:${color}"&gt; </text:p>
      <text:p text:style-name="P11">Build of ${build_project}/${build_schedule}/${build_version} finished with status: ${build_status}. </text:p>
      <text:p text:style-name="P11">&lt;p&gt; </text:p>
      <text:p text:style-name="P11">This build has started at ${build_start}, and has finished at ${build_end}. </text:p>
      <text:p text:style-name="P11">&lt;/p&gt; </text:p>
      <text:p text:style-name="P11">&lt;p&gt; </text:p>
      <text:p text:style-name="P11">${build_user_msg} </text:p>
      <text:p text:style-name="P11">&lt;/p&gt; </text:p>
      <text:p text:style-name="P11">&lt;p&gt; </text:p>
      <text:p text:style-name="P11">See the build log and the revision log for details. </text:p>
      <text:p text:style-name="P11">&lt;/p&gt; </text:p>
      <text:p text:style-name="P11">&lt;big&gt;&lt;b&gt;Build Artifacts:&lt;/b&gt;&lt;/big&gt;&lt;/br&gt; </text:p>
      <text:p text:style-name="P11">&lt;/hr&gt; </text:p>
      <text:p text:style-name="P11">&lt;table summary="" border="2" cellpadding="10" cellspacing="0"&gt; </text:p>
      <text:p text:style-name="P11"><text:s text:c="2"/>&lt;tbody&gt; </text:p>
      <text:p text:style-name="P11"><text:s text:c="4"/>&lt;tr&gt; </text:p>
      <text:p text:style-name="P11"><text:s text:c="16"/>&lt;td&gt;Build Log&lt;/td&gt; </text:p>
      <text:p text:style-name="P11"><text:s text:c="16"/>&lt;td&gt;&lt;a href="${build_buildlog_url}"&gt;${build_buildlog_url}&lt;/a&gt;&lt;/td&gt; </text:p>
      <text:p text:style-name="P11"><text:s text:c="8"/>&lt;/tr&gt; </text:p>
      <text:p text:style-name="P11"><text:s text:c="4"/>&lt;tr&gt; </text:p>
      <text:p text:style-name="P11"><text:s text:c="16"/>&lt;td&gt;Revision Log&lt;/td&gt; </text:p>
      <text:p text:style-name="P11"><text:s text:c="16"/>&lt;td&gt;&lt;a href="${build_revisionlog_url}"&gt;${build_revisionlog_url}&lt;/a&gt;&lt;/td&gt; </text:p>
      <text:p text:style-name="P11"><text:s text:c="8"/>&lt;/tr&gt; </text:p>
      <text:p text:style-name="P11"><text:s text:c="4"/>&lt;tr&gt; </text:p>
      <text:p text:style-name="P11"><text:s text:c="16"/>&lt;td&gt;Login Page&lt;/td&gt; </text:p>
      <text:p text:style-name="P11"><text:s text:c="16"/>&lt;td&gt;&lt;a href="${luntbuild_servlet_url}"&gt;${luntbuild_servlet_url}&lt;/a&gt;&lt;/td&gt; </text:p>
      <text:p text:style-name="P11"><text:s text:c="8"/>&lt;/tr&gt; </text:p>
      <text:p text:style-name="P11"><text:s text:c="3"/>&lt;tr&gt; <text:s text:c="15"/>&lt;td&gt;Latest Build&lt;/td&gt; </text:p>
      <text:p text:style-name="P11"><text:s text:c="16"/>&lt;td&gt;&lt;a href="http://fpl64-14/regression/CSLC/today/latest/"&gt;http://fpl64-14/regression/CSLC/today/latest/&lt;/a&gt;&lt;/td&gt; </text:p>
      <text:p text:style-name="P11"><text:s text:c="7"/>&lt;/tr&gt; </text:p>
      <text:p text:style-name="P11"><text:s text:c="2"/>&lt;tr&gt; </text:p>
      <text:p text:style-name="P11"><text:s text:c="16"/>&lt;td&gt;Today's Builds&lt;/td&gt; </text:p>
      <text:p text:style-name="P11"><text:s text:c="16"/>&lt;td&gt;&lt;a href="http://fpl64-14/regression/CSLC/today/"&gt;http://fpl64-14/regression/CSLC/today/&lt;/a&gt;&lt;/td&gt; </text:p>
      <text:p text:style-name="P11"><text:s text:c="6"/>&lt;/tr&gt; </text:p>
      <text:p text:style-name="P11"><text:s text:c="2"/>&lt;/tbody&gt; </text:p>
      <text:p text:style-name="P11">&lt;/table&gt; </text:p>
      <text:p text:style-name="P11"/>
      <text:p text:style-name="P11">-- luntbuild </text:p>
      <text:p text:style-name="P11">&lt;/span&gt; </text:p>
      <text:p text:style-name="P11">&lt;/body&gt; </text:p>
      <text:p text:style-name="P11">&lt;/html&gt; </text:p>
      <text:p text:style-name="P11"/>
      <text:p text:style-name="P6"/>
      <text:p text:style-name="P6"/>
      <text:p text:style-name="P6"/>
      <text:p text:style-name="P6"/>
      <text:p text:style-name="P6"/>
      <text:p text:style-name="P6"><text:tab/>The information presented up to this point should be enough to help in the setting up or basic maintenance of a luntbuild-based automated build system. Some finer ( yet being able to pose problems )points are explained in the Caveat section below.</text:p>
      <text:p text:style-name="P15">Addendum</text:p>
      <text:p text:style-name="P6"/>
      <text:p text:style-name="P6"><text:tab/>Luntbuild can be used in other ways; for example to send e-mail reminders. A simple schedule</text:p>
      <table:table table:name="Table6" table:style-name="Table6">
        <table:table-column table:style-name="Table6.A"/>
        <table:table-column table:style-name="Table6.B" table:number-columns-repeated="6"/>
        <table:table-column table:style-name="Table6.H"/>
        <table:table-row>
          <table:table-cell table:style-name="Table6.A1" office:value-type="string">
            <text:p text:style-name="P7">Send weekly report reminder</text:p>
          </table:table-cell>
          <table:table-cell table:style-name="Table6.A1" office:value-type="string">
            <text:p text:style-name="P7"><draw:a xlink:type="simple" xlink:href="http://fpl64-14:4000/luntbuild/app.do?service=direct/1/ProjectPage/schedules.$DirectLink$2&amp;sp=l8"><draw:frame draw:style-name="fr2" draw:name="graphics87" text:anchor-type="as-char" svg:width="0.1874in" svg:height="0.1874in" draw:z-index="82"><draw:image xlink:href="http://fpl64-14:4000/luntbuild/images/edit.gif" xlink:type="simple" xlink:show="embed" xlink:actuate="onLoad"/></draw:frame></draw:a></text:p>
          </table:table-cell>
          <table:table-cell table:style-name="Table6.A1" office:value-type="string">
            <text:p text:style-name="P7"><draw:a xlink:type="simple" xlink:href="http://fpl64-14:4000/luntbuild/app.do?service=direct/1/ProjectPage/schedules.$DirectLink$3&amp;sp=l8"><draw:frame draw:style-name="fr2" draw:name="graphics88" text:anchor-type="as-char" svg:width="0.1874in" svg:height="0.1874in" draw:z-index="83"><draw:image xlink:href="http://fpl64-14:4000/luntbuild/images/copy.gif" xlink:type="simple" xlink:show="embed" xlink:actuate="onLoad"/></draw:frame></draw:a></text:p>
          </table:table-cell>
          <table:table-cell table:style-name="Table6.A1" office:value-type="string">
            <text:p text:style-name="P7"><draw:a xlink:type="simple" xlink:href="http://fpl64-14:4000/luntbuild/app.do?service=direct/1/ProjectPage/schedules.$DirectLink$4&amp;sp=l8"><draw:frame draw:style-name="fr2" draw:name="graphics89" text:anchor-type="as-char" svg:width="0.1874in" svg:height="0.1874in" draw:z-index="84"><draw:image xlink:href="http://fpl64-14:4000/luntbuild/images/delete.gif" xlink:type="simple" xlink:show="embed" xlink:actuate="onLoad"/></draw:frame></draw:a></text:p>
          </table:table-cell>
          <table:table-cell table:style-name="Table6.A1" office:value-type="string">
            <text:p text:style-name="P7"><draw:a xlink:type="simple" xlink:href="http://fpl64-14:4000/luntbuild/app.do?service=direct/1/ProjectPage/schedules.$DirectLink$5&amp;sp=l8"><draw:frame draw:style-name="fr2" draw:name="graphics90" text:anchor-type="as-char" svg:width="0.1874in" svg:height="0.1874in" draw:z-index="85"><draw:image xlink:href="http://fpl64-14:4000/luntbuild/images/sched_disable.gif" xlink:type="simple" xlink:show="embed" xlink:actuate="onLoad"/></draw:frame></draw:a></text:p>
          </table:table-cell>
          <table:table-cell table:style-name="Table6.A1" office:value-type="string">
            <text:p text:style-name="P7"><draw:a xlink:type="simple" xlink:href="http://fpl64-14:4000/luntbuild/app.do?service=direct/1/ProjectPage/schedules.$DirectLink$7&amp;sp=l8"><draw:frame draw:style-name="fr2" draw:name="graphics91" text:anchor-type="as-char" svg:width="0.1874in" svg:height="0.1874in" draw:z-index="86"><draw:image xlink:href="http://fpl64-14:4000/luntbuild/images/start_build.gif" xlink:type="simple" xlink:show="embed" xlink:actuate="onLoad"/></draw:frame></draw:a></text:p>
          </table:table-cell>
          <table:table-cell table:style-name="Table6.A1" office:value-type="string">
            <text:p text:style-name="P7"><draw:a xlink:type="simple" xlink:href="http://fpl64-14:4000/luntbuild/app.do?service=direct/1/ProjectPage/schedules.$DirectLink$9&amp;sp=l8"><draw:frame draw:style-name="fr2" draw:name="graphics92" text:anchor-type="as-char" svg:width="0.1874in" svg:height="0.1874in" draw:z-index="87"><draw:image xlink:href="http://fpl64-14:4000/luntbuild/images/history_builds.gif" xlink:type="simple" xlink:show="embed" xlink:actuate="onLoad"/></draw:frame></draw:a></text:p>
          </table:table-cell>
          <table:table-cell table:style-name="Table6.A1" office:value-type="string">
            <text:p text:style-name="P7"><draw:a xlink:type="simple" xlink:href="http://fpl64-14:4000/luntbuild/api/rss/builds/Utilities/Send%20weekly%20report%20reminder"><draw:frame draw:style-name="fr1" draw:name="graphics93" text:anchor-type="as-char" svg:width="0.1665in" svg:height="0.1665in" draw:z-index="88"><draw:image xlink:href="http://fpl64-14:4000/luntbuild/images/feed.gif" xlink:type="simple" xlink:show="embed" xlink:actuate="onLoad"/></draw:frame></draw:a></text:p>
          </table:table-cell>
        </table:table-row>
      </table:table>
      <table:table table:name="Table8" table:style-name="Table8">
        <table:table-column table:style-name="Table8.A"/>
        <table:table-column table:style-name="Table8.B"/>
        <table:table-row>
          <table:table-cell table:style-name="Table8.A1" office:value-type="string">
            <text:p text:style-name="P8"><draw:frame draw:style-name="fr1" draw:name="graphics94" text:anchor-type="as-char" svg:width="0.2189in" svg:height="0.1874in" draw:z-index="89"><draw:image xlink:href="http://fpl64-14:4000/luntbuild/images/status.gif" xlink:type="simple" xlink:show="embed" xlink:actuate="onLoad"/></draw:frame> Execution status</text:p>
          </table:table-cell>
          <table:table-cell table:style-name="Table8.A1" office:value-type="string">
            <text:p text:style-name="P8"><draw:frame draw:style-name="fr1" draw:name="graphics95" text:anchor-type="as-char" svg:width="0.2083in" svg:height="0.2083in" draw:z-index="104"><draw:image xlink:href="http://fpl64-14:4000/luntbuild/images/success.gif" xlink:type="simple" xlink:show="embed" xlink:actuate="onLoad"/></draw:frame> success at 2008-09-26 12:00 </text:p>
          </table:table-cell>
        </table:table-row>
        <table:table-row>
          <table:table-cell table:style-name="Table8.A2" office:value-type="string">
            <text:p text:style-name="P8"><draw:frame draw:style-name="fr1" draw:name="graphics96" text:anchor-type="as-char" svg:width="0.1874in" svg:height="0.1457in" draw:z-index="90"><draw:image xlink:href="http://fpl64-14:4000/luntbuild/images/description.gif" xlink:type="simple" xlink:show="embed" xlink:actuate="onLoad"/></draw:frame> Description </text:p>
          </table:table-cell>
          <table:table-cell office:value-type="string">
            <text:p text:style-name="P9"/>
          </table:table-cell>
        </table:table-row>
        <table:table-row>
          <table:table-cell table:style-name="Table8.A2" office:value-type="string">
            <text:p text:style-name="P8"><draw:frame draw:style-name="fr1" draw:name="graphics97" text:anchor-type="as-char" svg:width="0.1874in" svg:height="0.1874in" draw:z-index="91"><draw:image xlink:href="http://fpl64-14:4000/luntbuild/images/number.gif" xlink:type="simple" xlink:show="embed" xlink:actuate="onLoad"/></draw:frame> Next build version</text:p>
          </table:table-cell>
          <table:table-cell office:value-type="string">
            <text:p text:style-name="P8">report 13</text:p>
          </table:table-cell>
        </table:table-row>
        <table:table-row>
          <table:table-cell table:style-name="Table8.A2" office:value-type="string">
            <text:p text:style-name="P8"><draw:frame draw:style-name="fr1" draw:name="graphics98" text:anchor-type="as-char" svg:width="0.1874in" svg:height="0.1874in" draw:z-index="92"><draw:image xlink:href="http://fpl64-14:4000/luntbuild/images/number.gif" xlink:type="simple" xlink:show="embed" xlink:actuate="onLoad"/></draw:frame> Variables </text:p>
          </table:table-cell>
          <table:table-cell office:value-type="string">
            <text:p text:style-name="P9"/>
          </table:table-cell>
        </table:table-row>
        <table:table-row>
          <table:table-cell table:style-name="Table8.A2" office:value-type="string">
            <text:p text:style-name="P8"><draw:frame draw:style-name="fr1" draw:name="graphics99" text:anchor-type="as-char" svg:width="0.2398in" svg:height="0.1874in" draw:z-index="93"><draw:image xlink:href="http://fpl64-14:4000/luntbuild/images/dirAndfile.gif" xlink:type="simple" xlink:show="embed" xlink:actuate="onLoad"/></draw:frame> Work subdirectory</text:p>
          </table:table-cell>
          <table:table-cell office:value-type="string">
            <text:p text:style-name="P9"/>
          </table:table-cell>
        </table:table-row>
        <table:table-row>
          <table:table-cell table:style-name="Table8.A2" office:value-type="string">
            <text:p text:style-name="P8"><draw:frame draw:style-name="fr1" draw:name="graphics100" text:anchor-type="as-char" svg:width="0.2189in" svg:height="0.1874in" draw:z-index="94"><draw:image xlink:href="http://fpl64-14:4000/luntbuild/images/trigger.gif" xlink:type="simple" xlink:show="embed" xlink:actuate="onLoad"/></draw:frame> Trigger type: </text:p>
          </table:table-cell>
          <table:table-cell office:value-type="string">
            <text:p text:style-name="P8">cron</text:p>
          </table:table-cell>
        </table:table-row>
        <table:table-row>
          <table:table-cell table:style-name="Table8.A2" office:value-type="string">
            <text:p text:style-name="P8"><draw:frame draw:style-name="fr1" draw:name="graphics101" text:anchor-type="as-char" svg:width="0.1772in" svg:height="0.1457in" draw:z-index="95"><draw:image xlink:href="http://fpl64-14:4000/luntbuild/images/time.gif" xlink:type="simple" xlink:show="embed" xlink:actuate="onLoad"/></draw:frame> Cron expression: </text:p>
          </table:table-cell>
          <table:table-cell office:value-type="string">
            <text:p text:style-name="P8">0 0 12 ? * FRI</text:p>
          </table:table-cell>
        </table:table-row>
        <table:table-row>
          <table:table-cell table:style-name="Table8.A2" office:value-type="string">
            <text:p text:style-name="P8"><draw:frame draw:style-name="fr1" draw:name="graphics102" text:anchor-type="as-char" svg:width="0.1665in" svg:height="0.1665in" draw:z-index="96"><draw:image xlink:href="http://fpl64-14:4000/luntbuild/images/condition.gif" xlink:type="simple" xlink:show="embed" xlink:actuate="onLoad"/></draw:frame> Build necessary condition </text:p>
          </table:table-cell>
          <table:table-cell office:value-type="string">
            <text:p text:style-name="P8">always</text:p>
          </table:table-cell>
        </table:table-row>
        <table:table-row>
          <table:table-cell table:style-name="Table8.A2" office:value-type="string">
            <text:p text:style-name="P8"><draw:frame draw:style-name="fr1" draw:name="graphics103" text:anchor-type="as-char" svg:width="0.2083in" svg:height="0.2083in" draw:z-index="97"><draw:image xlink:href="http://fpl64-14:4000/luntbuild/images/builder.gif" xlink:type="simple" xlink:show="embed" xlink:actuate="onLoad"/></draw:frame> Associated builders</text:p>
          </table:table-cell>
          <table:table-cell office:value-type="string">
            <text:p text:style-name="P8"><text:a xlink:type="simple" xlink:href="http://fpl64-14:4000/luntbuild/app.do?service=direct/1/ProjectPage/schedules.$DirectLink$10#Weekly%20Report%20Reminder">Weekly Report Reminder</text:a> </text:p>
          </table:table-cell>
        </table:table-row>
        <table:table-row>
          <table:table-cell table:style-name="Table8.A2" office:value-type="string">
            <text:p text:style-name="P8"><draw:frame draw:style-name="fr1" draw:name="graphics104" text:anchor-type="as-char" svg:width="0.2083in" svg:height="0.2083in" draw:z-index="98"><draw:image xlink:href="http://fpl64-14:4000/luntbuild/images/builder.gif" xlink:type="simple" xlink:show="embed" xlink:actuate="onLoad"/></draw:frame> Associated post-builders</text:p>
          </table:table-cell>
          <table:table-cell office:value-type="string">
            <text:p text:style-name="P9"/>
          </table:table-cell>
        </table:table-row>
        <table:table-row>
          <table:table-cell table:style-name="Table8.A1" office:value-type="string">
            <text:p text:style-name="P8"><draw:frame draw:style-name="fr1" draw:name="graphics105" text:anchor-type="as-char" svg:width="0.1665in" svg:height="0.1665in" draw:z-index="99"><draw:image xlink:href="http://fpl64-14:4000/luntbuild/images/build_type.gif" xlink:type="simple" xlink:show="embed" xlink:actuate="onLoad"/></draw:frame> Build type</text:p>
          </table:table-cell>
          <table:table-cell table:style-name="Table8.A1" office:value-type="string">
            <text:p text:style-name="P8">increment</text:p>
          </table:table-cell>
        </table:table-row>
        <table:table-row>
          <table:table-cell table:style-name="Table8.A1" office:value-type="string">
            <text:p text:style-name="P8"><draw:frame draw:style-name="fr1" draw:name="graphics106" text:anchor-type="as-char" svg:width="0.1665in" svg:height="0.1665in" draw:z-index="100"><draw:image xlink:href="http://fpl64-14:4000/luntbuild/images/postbuild_strategy.gif" xlink:type="simple" xlink:show="embed" xlink:actuate="onLoad"/></draw:frame> Post-build strategy</text:p>
          </table:table-cell>
          <table:table-cell table:style-name="Table8.A1" office:value-type="string">
            <text:p text:style-name="P8">do not post-build </text:p>
          </table:table-cell>
        </table:table-row>
        <table:table-row>
          <table:table-cell table:style-name="Table8.A1" office:value-type="string">
            <text:p text:style-name="P8"><draw:frame draw:style-name="fr1" draw:name="graphics107" text:anchor-type="as-char" svg:width="0.1874in" svg:height="0.1874in" draw:z-index="101"><draw:image xlink:href="http://fpl64-14:4000/luntbuild/images/label.gif" xlink:type="simple" xlink:show="embed" xlink:actuate="onLoad"/></draw:frame> Label strategy</text:p>
          </table:table-cell>
          <table:table-cell table:style-name="Table8.A1" office:value-type="string">
            <text:p text:style-name="P8">do not label </text:p>
          </table:table-cell>
        </table:table-row>
        <table:table-row>
          <table:table-cell table:style-name="Table8.A1" office:value-type="string">
            <text:p text:style-name="P8"><draw:frame draw:style-name="fr1" draw:name="graphics108" text:anchor-type="as-char" svg:width="0.198in" svg:height="0.1665in" draw:z-index="102"><draw:image xlink:href="http://fpl64-14:4000/luntbuild/images/notify.gif" xlink:type="simple" xlink:show="embed" xlink:actuate="onLoad"/></draw:frame> Notify strategy</text:p>
          </table:table-cell>
          <table:table-cell table:style-name="Table8.A1" office:value-type="string">
            <text:p text:style-name="P8">do not notify</text:p>
          </table:table-cell>
        </table:table-row>
        <table:table-row>
          <table:table-cell table:style-name="Table8.A1" office:value-type="string">
            <text:p text:style-name="P8"><draw:frame draw:style-name="fr1" draw:name="graphics109" text:anchor-type="as-char" svg:width="0.1665in" svg:height="0.1665in" draw:z-index="103"><draw:image xlink:href="http://fpl64-14:4000/luntbuild/images/dependent.gif" xlink:type="simple" xlink:show="embed" xlink:actuate="onLoad"/></draw:frame> Schedules current schedule depends on</text:p>
          </table:table-cell>
          <table:table-cell table:style-name="Table8.A1" office:value-type="string">
            <text:p text:style-name="P9"/>
          </table:table-cell>
        </table:table-row>
        <table:table-row>
          <table:table-cell table:style-name="Table8.A1" office:value-type="string">
            <text:p text:style-name="P8"><draw:frame draw:style-name="fr1" draw:name="graphics110" text:anchor-type="as-char" svg:width="0.2189in" svg:height="0.1874in" draw:z-index="105"><draw:image xlink:href="http://fpl64-14:4000/luntbuild/images/trigger.gif" xlink:type="simple" xlink:show="embed" xlink:actuate="onLoad"/></draw:frame> Dependency triggering strategy</text:p>
          </table:table-cell>
          <table:table-cell table:style-name="Table8.A1" office:value-type="string">
            <text:p text:style-name="P8">trigger schedules this schedule depends on</text:p>
          </table:table-cell>
        </table:table-row>
        <table:table-row>
          <table:table-cell table:style-name="Table8.A1" office:value-type="string">
            <text:p text:style-name="P8"><draw:frame draw:style-name="fr1" draw:name="graphics111" text:anchor-type="as-char" svg:width="0.1665in" svg:height="0.1665in" draw:z-index="106"><draw:image xlink:href="http://fpl64-14:4000/luntbuild/images/trash.gif" xlink:type="simple" xlink:show="embed" xlink:actuate="onLoad"/></draw:frame> Build cleanup strategy</text:p>
          </table:table-cell>
          <table:table-cell table:style-name="Table8.A1" office:value-type="string">
            <text:p text:style-name="P8">do not cleanup builds automatically</text:p>
          </table:table-cell>
        </table:table-row>
        <table:table-row>
          <table:table-cell table:style-name="Table8.A1" office:value-type="string">
            <text:p text:style-name="P8"><draw:frame draw:style-name="fr1" draw:name="graphics112" text:anchor-type="as-char" svg:width="0.1665in" svg:height="0.1665in" draw:z-index="107"><draw:image xlink:href="http://fpl64-14:4000/luntbuild/images/build.gif" xlink:type="simple" xlink:show="embed" xlink:actuate="onLoad"/></draw:frame> Latest build</text:p>
          </table:table-cell>
          <table:table-cell table:style-name="Table8.A1" office:value-type="string">
            <text:p text:style-name="P8"><draw:frame draw:style-name="fr1" draw:name="graphics113" text:anchor-type="as-char" svg:width="0.2083in" svg:height="0.2083in" draw:z-index="108"><draw:image xlink:href="http://fpl64-14:4000/luntbuild/images/success.gif" xlink:type="simple" xlink:show="embed" xlink:actuate="onLoad"/></draw:frame> <text:a xlink:type="simple" xlink:href="http://fpl64-14:4000/luntbuild/app.do?service=direct/1/ProjectPage/schedules.$DirectLink$13&amp;sp=l2276">report 12 </text:a>success at 2008-09-26 12:00</text:p>
          </table:table-cell>
        </table:table-row>
      </table:table>
      <text:p text:style-name="P6"/>
      <text:p text:style-name="P6">can use a simple builder:</text:p>
      <table:table table:name="Table10" table:style-name="Table10">
        <table:table-column table:style-name="Table10.A"/>
        <table:table-column table:style-name="Table10.B" table:number-columns-repeated="2"/>
        <table:table-column table:style-name="Table10.D" table:number-columns-repeated="2"/>
        <table:table-column table:style-name="Table10.F"/>
        <table:table-row>
          <table:table-cell table:style-name="Table10.A1" table:number-columns-spanned="6" office:value-type="string">
            <text:p text:style-name="P9"/>
          </table:table-cell>
          <table:covered-table-cell/>
          <table:covered-table-cell/>
          <table:covered-table-cell/>
          <table:covered-table-cell/>
          <table:covered-table-cell/>
        </table:table-row>
        <table:table-row>
          <table:table-cell table:style-name="Table10.A2" office:value-type="string">
            <text:p text:style-name="P7"><text:bookmark text:name="Weekly Report Reminder"/>Weekly Report Reminder</text:p>
          </table:table-cell>
          <table:table-cell table:style-name="Table10.A2" office:value-type="string">
            <text:p text:style-name="P7"> </text:p>
          </table:table-cell>
          <table:table-cell table:style-name="Table10.A2" office:value-type="string">
            <text:p text:style-name="P7"> </text:p>
          </table:table-cell>
          <table:table-cell table:style-name="Table10.A2" office:value-type="string">
            <text:p text:style-name="P7"><draw:a xlink:type="simple" xlink:href="http://fpl64-14:4000/luntbuild/app.do?service=direct/1/ProjectPage/builderList.$DirectLink$0&amp;sp=0"><draw:frame draw:style-name="fr2" draw:name="graphics115" text:anchor-type="as-char" svg:width="0.1874in" svg:height="0.1874in" draw:z-index="109"><draw:image xlink:href="http://fpl64-14:4000/luntbuild/images/edit.gif" xlink:type="simple" xlink:show="embed" xlink:actuate="onLoad"/></draw:frame></draw:a></text:p>
          </table:table-cell>
          <table:table-cell table:style-name="Table10.A2" office:value-type="string">
            <text:p text:style-name="P7"><draw:a xlink:type="simple" xlink:href="http://fpl64-14:4000/luntbuild/app.do?service=direct/1/ProjectPage/builderList.$DirectLink$1&amp;sp=0"><draw:frame draw:style-name="fr2" draw:name="graphics116" text:anchor-type="as-char" svg:width="0.1874in" svg:height="0.1874in" draw:z-index="110"><draw:image xlink:href="http://fpl64-14:4000/luntbuild/images/copy.gif" xlink:type="simple" xlink:show="embed" xlink:actuate="onLoad"/></draw:frame></draw:a></text:p>
          </table:table-cell>
          <table:table-cell table:style-name="Table10.A2" office:value-type="string">
            <text:p text:style-name="P7"><draw:a xlink:type="simple" xlink:href="http://fpl64-14:4000/luntbuild/app.do?service=direct/1/ProjectPage/builderList.$DirectLink$2&amp;sp=0"><draw:frame draw:style-name="fr2" draw:name="graphics117" text:anchor-type="as-char" svg:width="0.1874in" svg:height="0.1874in" draw:z-index="111"><draw:image xlink:href="http://fpl64-14:4000/luntbuild/images/delete.gif" xlink:type="simple" xlink:show="embed" xlink:actuate="onLoad"/></draw:frame></draw:a></text:p>
          </table:table-cell>
        </table:table-row>
        <table:table-row>
          <table:table-cell table:number-columns-spanned="5">
            <table:table table:is-sub-table="true">
              <table:table-column table:style-name="Table10.A3.1"/>
              <table:table-column table:style-name="Table10.A3.2"/>
              <table:table-row>
                <table:table-cell office:value-type="string">
                  <text:p text:style-name="P8"><draw:frame draw:style-name="fr2" draw:name="graphics118" text:anchor-type="as-char" svg:width="0.2083in" svg:height="0.2083in" draw:z-index="112"><draw:image xlink:href="http://fpl64-14:4000/luntbuild/images/builder.gif" xlink:type="simple" xlink:show="embed" xlink:actuate="onLoad"/></draw:frame> Builder type</text:p>
                </table:table-cell>
                <table:table-cell table:style-name="Table10.A2" office:value-type="string">
                  <text:p text:style-name="P8"><draw:frame draw:style-name="fr1" draw:name="graphics119" text:anchor-type="as-char" svg:width="0.1874in" svg:height="0.1874in" draw:z-index="113"><draw:image xlink:href="http://fpl64-14:4000/luntbuild/images/command.gif" xlink:type="simple" xlink:show="embed" xlink:actuate="onLoad"/></draw:frame> Command builder</text:p>
                </table:table-cell>
              </table:table-row>
              <table:table-row>
                <table:table-cell office:value-type="string">
                  <text:p text:style-name="P8"><draw:frame draw:style-name="fr2" draw:name="graphics120" text:anchor-type="as-char" svg:width="0.1252in" svg:height="0.1146in" draw:z-index="114"><draw:image xlink:href="http://fpl64-14:4000/luntbuild/images/property.gif" xlink:type="simple" xlink:show="embed" xlink:actuate="onLoad"/></draw:frame> Build command </text:p>
                </table:table-cell>
                <table:table-cell office:value-type="string">
                  <text:p text:style-name="P8">/storage/back-up/send-mail.sh "Please remember to send out your weekly report." "Weekly Report Reminder" "company@fplsrl.com" </text:p>
                </table:table-cell>
              </table:table-row>
              <table:table-row>
                <table:table-cell office:value-type="string">
                  <text:p text:style-name="P8"><draw:frame draw:style-name="fr2" draw:name="graphics121" text:anchor-type="as-char" svg:width="0.1252in" svg:height="0.1146in" draw:z-index="115"><draw:image xlink:href="http://fpl64-14:4000/luntbuild/images/property.gif" xlink:type="simple" xlink:show="embed" xlink:actuate="onLoad"/></draw:frame> Run command in directory </text:p>
                </table:table-cell>
                <table:table-cell office:value-type="string">
                  <text:p text:style-name="P8">/storage/back-up </text:p>
                </table:table-cell>
              </table:table-row>
              <table:table-row>
                <table:table-cell office:value-type="string">
                  <text:p text:style-name="P8"><draw:frame draw:style-name="fr2" draw:name="graphics122" text:anchor-type="as-char" svg:width="0.1252in" svg:height="0.1146in" draw:z-index="116"><draw:image xlink:href="http://fpl64-14:4000/luntbuild/images/property.gif" xlink:type="simple" xlink:show="embed" xlink:actuate="onLoad"/></draw:frame> Wait for process to finish before continuing? </text:p>
                </table:table-cell>
                <table:table-cell office:value-type="string">
                  <text:p text:style-name="P8">Yes </text:p>
                </table:table-cell>
              </table:table-row>
              <table:table-row>
                <table:table-cell office:value-type="string">
                  <text:p text:style-name="P8"><draw:frame draw:style-name="fr2" draw:name="graphics123" text:anchor-type="as-char" svg:width="0.1252in" svg:height="0.1146in" draw:z-index="117"><draw:image xlink:href="http://fpl64-14:4000/luntbuild/images/property.gif" xlink:type="simple" xlink:show="embed" xlink:actuate="onLoad"/></draw:frame> Environment variables </text:p>
                </table:table-cell>
                <table:table-cell office:value-type="string">
                  <text:p text:style-name="P9"/>
                </table:table-cell>
              </table:table-row>
              <table:table-row>
                <table:table-cell office:value-type="string">
                  <text:p text:style-name="P8"><draw:frame draw:style-name="fr2" draw:name="graphics124" text:anchor-type="as-char" svg:width="0.1252in" svg:height="0.1146in" draw:z-index="118"><draw:image xlink:href="http://fpl64-14:4000/luntbuild/images/property.gif" xlink:type="simple" xlink:show="embed" xlink:actuate="onLoad"/></draw:frame> Build success condition </text:p>
                </table:table-cell>
                <table:table-cell office:value-type="string">
                  <text:p text:style-name="P9"/>
                </table:table-cell>
              </table:table-row>
              <table:table-row>
                <table:table-cell table:number-columns-spanned="2" office:value-type="string">
                  <text:p text:style-name="P9"/>
                </table:table-cell>
                <table:covered-table-cell/>
              </table:table-row>
            </table:table>
          </table:table-cell>
          <table:covered-table-cell/>
          <table:covered-table-cell/>
          <table:covered-table-cell/>
          <table:covered-table-cell/>
          <table:table-cell office:value-type="string">
            <text:p text:style-name="P9"/>
          </table:table-cell>
        </table:table-row>
        <table:table-row>
          <table:table-cell table:number-columns-spanned="6" office:value-type="string">
            <text:p text:style-name="P9"/>
          </table:table-cell>
          <table:covered-table-cell/>
          <table:covered-table-cell/>
          <table:covered-table-cell/>
          <table:covered-table-cell/>
          <table:covered-table-cell/>
        </table:table-row>
        <table:table-row>
          <table:table-cell table:number-columns-spanned="6" office:value-type="string">
            <text:p text:style-name="P9"/>
          </table:table-cell>
          <table:covered-table-cell/>
          <table:covered-table-cell/>
          <table:covered-table-cell/>
          <table:covered-table-cell/>
          <table:covered-table-cell/>
        </table:table-row>
      </table:table>
      <text:p text:style-name="P6"/>
      <text:p text:style-name="P6">to run a simple script:</text:p>
      <text:p text:style-name="P6">#!/bin/bash </text:p>
      <text:p text:style-name="P11"># script to send simple email </text:p>
      <text:p text:style-name="P11"># email subject </text:p>
      <text:p text:style-name="P11">SUBJECT="Weekly Report Reminder" </text:p>
      <text:p text:style-name="P11"># Email To ? </text:p>
      <text:p text:style-name="P11">EMAIL="company@fplsrl.com" </text:p>
      <text:p text:style-name="P11"># Email text/message </text:p>
      <text:p text:style-name="P11">EMAILMESSAGE="Please remember to send out your weekly report." </text:p>
      <text:p text:style-name="P11"/>
      <text:p text:style-name="P11">if [ "$#" -ge "1" ] </text:p>
      <text:p text:style-name="P11">then </text:p>
      <text:p text:style-name="P11"><text:s text:c="2"/>EMAILMESSAGE=$1 </text:p>
      <text:p text:style-name="P11"><text:s text:c="2"/>if [ "$#" -ge "2" ] </text:p>
      <text:p text:style-name="P11"><text:s text:c="2"/>then </text:p>
      <text:p text:style-name="P11"><text:s text:c="4"/>SUBJECT=$2 </text:p>
      <text:p text:style-name="P11"><text:s text:c="4"/>if [ "$#" -ge "3" ] </text:p>
      <text:p text:style-name="P11"><text:s text:c="4"/>then </text:p>
      <text:p text:style-name="P11"><text:s text:c="4"/>EMAIL=$3 </text:p>
      <text:p text:style-name="P11"><text:s text:c="4"/>fi </text:p>
      <text:p text:style-name="P11"><text:s text:c="2"/>fi </text:p>
      <text:p text:style-name="P11">fi </text:p>
      <text:p text:style-name="P11"># send an email using /bin/mail </text:p>
      <text:p text:style-name="P11">#/bin/mail -s "$SUBJECT" "$EMAIL" &lt; $EMAILMESSAGE </text:p>
      <text:p text:style-name="P11">echo </text:p>
      <text:p text:style-name="P11">echo $EMAILMESSAGE | /bin/mail -s "$SUBJECT" "$EMAIL"</text:p>
      <text:p text:style-name="P11"/>
      <text:p text:style-name="P11"/>
      <text:p text:style-name="P11"/>
      <text:p text:style-name="P6">that will remind everybody about the weekly reports ( or can be easily customized through arguments to deliver any message or subject, to a certain e-mail address). Thus, it can be run without arguments, and provide the persistent, hard-coded information, or can be remotely managed through luntbuild.</text:p>
      <text:p text:style-name="P15"/>
      <text:p text:style-name="P6"/>
      <text:p text:style-name="P6">Caveat I:</text:p>
      <text:p text:style-name="P6"/>
      <text:p text:style-name="P6"><text:tab/>When running jobs that produce large amounts of output, luntbuild might crash.</text:p>
      <text:p text:style-name="P6"/>
      <text:p text:style-name="P6"><text:tab/>This is usually an overflow error in a HTML generation java class. To avoid this, a straightforward measure might be to reduce the size of the output. Thus, redirecting output to logs or to /dev/null ( if appropriate ) will make luntbuild work. A script like:</text:p>
      <text:p text:style-name="P6"/>
      <text:p text:style-name="P6"/>
      <text:p text:style-name="Code">#!/bin/bash </text:p>
      <text:p text:style-name="Code">exec 2&gt;/dev/null </text:p>
      <text:p text:style-name="Code">nice -n 5 ./run_regress.pl $* 2&gt; /dev/null </text:p>
      <text:p text:style-name="Code">echo ""</text:p>
      <text:p text:style-name="Code"/>
      <text:p text:style-name="Code"/>
      <text:p text:style-name="Standard">will remove the stderr output, both from the script.run itself and from other sources ( e.g. ls reporting non-existing nodes ). This is suitable for critical regression scripts, but when running larger jobs, all but the Golden suite are allowed to fail. Also, when running tens of scripts with tens of thousands tests, even standard output might cause luntbuild to crash. Thus, ( again, for all but the golden regression test suite ) a slightly changed script like this might help:</text:p>
      <text:p text:style-name="Standard"/>
      <text:p text:style-name="Standard"/>
      <text:p text:style-name="Code">#!/bin/bash </text:p>
      <text:p text:style-name="Code">exec 2&gt;/dev/null </text:p>
      <text:p text:style-name="Code">nice -n 5 ./run_regress.pl $* &gt; /dev/null 2&gt; /dev/null </text:p>
      <text:p text:style-name="Code">echo "REGRESSION DONE" </text:p>
      <text:p text:style-name="Code">echo "" </text:p>
      <text:p text:style-name="Code"/>
      <text:p text:style-name="Code"/>
      <text:p text:style-name="Standard">Here, both stderr and stdout are supressed, and the only two lines the script will output are the standard success message and a void line ( to provide better separation of builds when looking over or parsing the luntbuild log ).</text:p>
      <text:p text:style-name="Standard"/>
      <text:p text:style-name="Standard"/>
      <text:p text:style-name="Standard"/>
      <text:p text:style-name="P20"/>
      <text:p text:style-name="Standard"/>
      <text:p text:style-name="Standard">Caveat II:</text:p>
      <text:p text:style-name="Standard"/>
      <text:p text:style-name="Standard"/>
      <text:p text:style-name="Standard"/>
      <text:p text:style-name="Standard"><text:tab/>As seen in the scripts above, running the regression with higher niceness than default might help: since the regression can be very resource-intensive, giving it a slightly reduced priority ( CPU-time-wise ) will allow luntbuild to run smoothly ( or acceptably, depending on the system load ) even when running scheduled jobs, and provide up-time for developers checking its status.</text:p>
      <text:p text:style-name="Standard"/>
      <text:p text:style-name="Standard"/>
      <text:p text:style-name="Standard"/>
      <text:p text:style-name="Standard"/>
      <text:p text:style-name="Standard"/>
      <text:p text:style-name="Standard">Caveat III:</text:p>
      <text:p text:style-name="Standard"/>
      <text:p text:style-name="Standard"/>
      <text:p text:style-name="Standard"/>
      <text:p text:style-name="Standard"/>
      <text:p text:style-name="Standard"><text:tab/>CSLC uses RLM; when a license is unavailable, for internal, debug purposes, RLM might be turned off ( by simply issuing the target/flag rlm_off when building, for safety before the actual target: ant rlm_off debug ). The Debug builder is thus modified ( Build targets from <text:span text:style-name="T5">debug</text:span> to <text:span text:style-name="T5">rlm_off debug</text:span><text:span text:style-name="T1"> ):</text:span></text:p>
      <text:p text:style-name="Standard"><text:span text:style-name="T1"/></text:p>
      <text:p text:style-name="Standard"><text:span text:style-name="T1"/></text:p>
      <table:table table:name="Table9" table:style-name="Table9">
        <table:table-column table:style-name="Table9.A"/>
        <table:table-row>
          <table:table-cell office:value-type="string">
            <text:p text:style-name="P9"/>
          </table:table-cell>
        </table:table-row>
      </table:table>
      <table:table table:name="Table11" table:style-name="Table11">
        <table:table-column table:style-name="Table11.A"/>
        <table:table-column table:style-name="Table11.B" table:number-columns-repeated="2"/>
        <table:table-column table:style-name="Table11.D" table:number-columns-repeated="2"/>
        <table:table-column table:style-name="Table11.F"/>
        <table:table-row>
          <table:table-cell table:style-name="Table11.A1" office:value-type="string">
            <text:p text:style-name="P7"><text:bookmark text:name="Debug"/>Debug</text:p>
          </table:table-cell>
          <table:table-cell table:style-name="Table11.A1" office:value-type="string">
            <text:p text:style-name="P7"> </text:p>
          </table:table-cell>
          <table:table-cell table:style-name="Table11.A1" office:value-type="string">
            <text:p text:style-name="P7"> </text:p>
          </table:table-cell>
          <table:table-cell table:style-name="Table11.A1" office:value-type="string">
            <text:p text:style-name="P7"><draw:a xlink:type="simple" xlink:href="http://fpl64-14:4000/luntbuild/app.do?service=direct/1/ProjectPage/builderList.$DirectLink$0&amp;sp=1"><draw:frame draw:style-name="fr2" draw:name="graphics125" text:anchor-type="as-char" svg:width="0.1874in" svg:height="0.1874in" draw:z-index="119"><draw:image xlink:href="http://fpl64-14:4000/luntbuild/images/edit.gif" xlink:type="simple" xlink:show="embed" xlink:actuate="onLoad"/></draw:frame></draw:a></text:p>
          </table:table-cell>
          <table:table-cell table:style-name="Table11.A1" office:value-type="string">
            <text:p text:style-name="P7"><draw:a xlink:type="simple" xlink:href="http://fpl64-14:4000/luntbuild/app.do?service=direct/1/ProjectPage/builderList.$DirectLink$1&amp;sp=1"><draw:frame draw:style-name="fr2" draw:name="graphics126" text:anchor-type="as-char" svg:width="0.1874in" svg:height="0.1874in" draw:z-index="120"><draw:image xlink:href="http://fpl64-14:4000/luntbuild/images/copy.gif" xlink:type="simple" xlink:show="embed" xlink:actuate="onLoad"/></draw:frame></draw:a></text:p>
          </table:table-cell>
          <table:table-cell table:style-name="Table11.A1" office:value-type="string">
            <text:p text:style-name="P7"><draw:a xlink:type="simple" xlink:href="http://fpl64-14:4000/luntbuild/app.do?service=direct/1/ProjectPage/builderList.$DirectLink$2&amp;sp=1"><draw:frame draw:style-name="fr2" draw:name="graphics127" text:anchor-type="as-char" svg:width="0.1874in" svg:height="0.1874in" draw:z-index="121"><draw:image xlink:href="http://fpl64-14:4000/luntbuild/images/delete.gif" xlink:type="simple" xlink:show="embed" xlink:actuate="onLoad"/></draw:frame></draw:a></text:p>
          </table:table-cell>
        </table:table-row>
        <table:table-row>
          <table:table-cell table:number-columns-spanned="5">
            <table:table table:is-sub-table="true">
              <table:table-column table:style-name="Table11.A2.1"/>
              <table:table-column table:style-name="Table11.A2.2"/>
              <table:table-row>
                <table:table-cell office:value-type="string">
                  <text:p text:style-name="P8"><draw:frame draw:style-name="fr2" draw:name="graphics128" text:anchor-type="as-char" svg:width="0.2083in" svg:height="0.2083in" draw:z-index="122"><draw:image xlink:href="http://fpl64-14:4000/luntbuild/images/builder.gif" xlink:type="simple" xlink:show="embed" xlink:actuate="onLoad"/></draw:frame> Builder type</text:p>
                </table:table-cell>
                <table:table-cell table:style-name="Table11.A1" office:value-type="string">
                  <text:p text:style-name="P8"><draw:frame draw:style-name="fr1" draw:name="graphics129" text:anchor-type="as-char" svg:width="0.302in" svg:height="0.1874in" draw:z-index="123"><draw:image xlink:href="http://fpl64-14:4000/luntbuild/images/ant.gif" xlink:type="simple" xlink:show="embed" xlink:actuate="onLoad"/></draw:frame> Ant builder</text:p>
                </table:table-cell>
              </table:table-row>
              <table:table-row>
                <table:table-cell office:value-type="string">
                  <text:p text:style-name="P8"><draw:frame draw:style-name="fr2" draw:name="graphics130" text:anchor-type="as-char" svg:width="0.1252in" svg:height="0.1146in" draw:z-index="124"><draw:image xlink:href="http://fpl64-14:4000/luntbuild/images/property.gif" xlink:type="simple" xlink:show="embed" xlink:actuate="onLoad"/></draw:frame> Command to run Ant </text:p>
                </table:table-cell>
                <table:table-cell office:value-type="string">
                  <text:p text:style-name="P8">/opt/tools/ant/bin/ant </text:p>
                </table:table-cell>
              </table:table-row>
              <table:table-row>
                <table:table-cell office:value-type="string">
                  <text:p text:style-name="P8"><draw:frame draw:style-name="fr2" draw:name="graphics131" text:anchor-type="as-char" svg:width="0.1252in" svg:height="0.1146in" draw:z-index="125"><draw:image xlink:href="http://fpl64-14:4000/luntbuild/images/property.gif" xlink:type="simple" xlink:show="embed" xlink:actuate="onLoad"/></draw:frame> Build script path </text:p>
                </table:table-cell>
                <table:table-cell office:value-type="string">
                  <text:p text:style-name="P8">/srv/luntbuild/work/CSLC/trunk/src/build.xml </text:p>
                </table:table-cell>
              </table:table-row>
              <table:table-row>
                <table:table-cell office:value-type="string">
                  <text:p text:style-name="P8"><draw:frame draw:style-name="fr2" draw:name="graphics132" text:anchor-type="as-char" svg:width="0.1252in" svg:height="0.1146in" draw:z-index="126"><draw:image xlink:href="http://fpl64-14:4000/luntbuild/images/property.gif" xlink:type="simple" xlink:show="embed" xlink:actuate="onLoad"/></draw:frame> Build targets </text:p>
                </table:table-cell>
                <table:table-cell office:value-type="string">
                  <text:p text:style-name="P8">rlm_off debug </text:p>
                </table:table-cell>
              </table:table-row>
              <table:table-row>
                <table:table-cell office:value-type="string">
                  <text:p text:style-name="P8"><draw:frame draw:style-name="fr2" draw:name="graphics133" text:anchor-type="as-char" svg:width="0.1252in" svg:height="0.1146in" draw:z-index="127"><draw:image xlink:href="http://fpl64-14:4000/luntbuild/images/property.gif" xlink:type="simple" xlink:show="embed" xlink:actuate="onLoad"/></draw:frame> Build properties </text:p>
                </table:table-cell>
                <table:table-cell office:value-type="string">
                  <text:p text:style-name="P8">buildVersion="${build.version}"<text:line-break/>artifactsDir="${build.artifactsDir}"<text:line-break/>buildDate="${build.startDate}"<text:line-break/>junitHtmlReportDir="${build.getReportUrl("JUnit")}" </text:p>
                </table:table-cell>
              </table:table-row>
              <table:table-row>
                <table:table-cell office:value-type="string">
                  <text:p text:style-name="P8"><draw:frame draw:style-name="fr2" draw:name="graphics134" text:anchor-type="as-char" svg:width="0.1252in" svg:height="0.1146in" draw:z-index="128"><draw:image xlink:href="http://fpl64-14:4000/luntbuild/images/property.gif" xlink:type="simple" xlink:show="embed" xlink:actuate="onLoad"/></draw:frame> Environment variables </text:p>
                </table:table-cell>
                <table:table-cell office:value-type="string">
                  <text:p text:style-name="P8">JAVA_HOME=/usr/java/jdk1.5.0_12 </text:p>
                </table:table-cell>
              </table:table-row>
              <table:table-row>
                <table:table-cell office:value-type="string">
                  <text:p text:style-name="P8"><draw:frame draw:style-name="fr2" draw:name="graphics135" text:anchor-type="as-char" svg:width="0.1252in" svg:height="0.1146in" draw:z-index="129"><draw:image xlink:href="http://fpl64-14:4000/luntbuild/images/property.gif" xlink:type="simple" xlink:show="embed" xlink:actuate="onLoad"/></draw:frame> Build success condition </text:p>
                </table:table-cell>
                <table:table-cell office:value-type="string">
                  <text:p text:style-name="P8">result==0 and builderLogContainsLine("BUILD SUCCESSFUL")</text:p>
                </table:table-cell>
              </table:table-row>
              <table:table-row>
                <table:table-cell table:number-columns-spanned="2" office:value-type="string">
                  <text:p text:style-name="P9"/>
                </table:table-cell>
                <table:covered-table-cell/>
              </table:table-row>
            </table:table>
          </table:table-cell>
          <table:covered-table-cell/>
          <table:covered-table-cell/>
          <table:covered-table-cell/>
          <table:covered-table-cell/>
          <table:table-cell office:value-type="string">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de" style:family="paragraph" style:parent-style-name="Standard" style:class="text">
      <style:paragraph-properties fo:text-align="justify" style:justify-single-word="false"/>
      <style:text-properties style:font-name="Nimbus Mono L" fo:font-size="9pt" fo:font-weight="bold" style:font-size-asian="9pt" style:font-weight-asian="bold"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9-25T15:45:45</meta:creation-date>
    <dc:date>2008-10-06T15:10:47</dc:date>
    <dc:language>en-US</dc:language>
    <meta:editing-cycles>25</meta:editing-cycles>
    <meta:editing-duration>PT6H51M43S</meta:editing-duration>
    <meta:user-defined meta:name="Info 1"/>
    <meta:user-defined meta:name="Info 2"/>
    <meta:user-defined meta:name="Info 3"/>
    <meta:user-defined meta:name="Info 4"/>
    <meta:document-statistic meta:table-count="11" meta:image-count="130" meta:object-count="0" meta:page-count="14" meta:paragraph-count="418" meta:word-count="3510" meta:character-count="23183"/>
  </office:meta>
</office:document-meta>
</file>